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28in"/>
    </style:style>
    <style:style style:name="co2" style:family="table-column">
      <style:table-column-properties fo:break-before="auto" style:column-width="2.7008in"/>
    </style:style>
    <style:style style:name="co3" style:family="table-column">
      <style:table-column-properties fo:break-before="auto" style:column-width="1.111in"/>
    </style:style>
    <style:style style:name="co4" style:family="table-column">
      <style:table-column-properties fo:break-before="auto" style:column-width="3.8256in"/>
    </style:style>
    <style:style style:name="co5" style:family="table-column">
      <style:table-column-properties fo:break-before="auto" style:column-width="4.778in"/>
    </style:style>
    <style:style style:name="co6" style:family="table-column">
      <style:table-column-properties fo:break-before="auto" style:column-width="0.9299in"/>
    </style:style>
    <style:style style:name="co7" style:family="table-column">
      <style:table-column-properties fo:break-before="auto" style:column-width="0.9354in"/>
    </style:style>
    <style:style style:name="co8" style:family="table-column">
      <style:table-column-properties fo:break-before="auto" style:column-width="2.3563in"/>
    </style:style>
    <style:style style:name="co9" style:family="table-column">
      <style:table-column-properties fo:break-before="auto" style:column-width="1.4299in"/>
    </style:style>
    <style:style style:name="co10" style:family="table-column">
      <style:table-column-properties fo:break-before="auto" style:column-width="2.6689in"/>
    </style:style>
    <style:style style:name="co11" style:family="table-column">
      <style:table-column-properties fo:break-before="auto" style:column-width="2.4425in"/>
    </style:style>
    <style:style style:name="co12" style:family="table-column">
      <style:table-column-properties fo:break-before="auto" style:column-width="1.5709in"/>
    </style:style>
    <style:style style:name="co13" style:family="table-column">
      <style:table-column-properties fo:break-before="auto" style:column-width="0.85in"/>
    </style:style>
    <style:style style:name="co14" style:family="table-column">
      <style:table-column-properties fo:break-before="auto" style:column-width="3.239in"/>
    </style:style>
    <style:style style:name="co15" style:family="table-column">
      <style:table-column-properties fo:break-before="auto" style:column-width="1.1299in"/>
    </style:style>
    <style:style style:name="co16" style:family="table-column">
      <style:table-column-properties fo:break-before="auto" style:column-width="2.6256in"/>
    </style:style>
    <style:style style:name="co17" style:family="table-column">
      <style:table-column-properties fo:break-before="auto" style:column-width="2.7547in"/>
    </style:style>
    <style:style style:name="co18" style:family="table-column">
      <style:table-column-properties fo:break-before="auto" style:column-width="3.6161in"/>
    </style:style>
    <style:style style:name="co19" style:family="table-column">
      <style:table-column-properties fo:break-before="auto" style:column-width="1.9264in"/>
    </style:style>
    <style:style style:name="co20" style:family="table-column">
      <style:table-column-properties fo:break-before="auto" style:column-width="0.8925in"/>
    </style:style>
    <style:style style:name="co21" style:family="table-column">
      <style:table-column-properties fo:break-before="auto" style:column-width="1.9154in"/>
    </style:style>
    <style:style style:name="co22" style:family="table-column">
      <style:table-column-properties fo:break-before="auto" style:column-width="1.2693in"/>
    </style:style>
    <style:style style:name="co23" style:family="table-column">
      <style:table-column-properties fo:break-before="auto" style:column-width="1.948in"/>
    </style:style>
    <style:style style:name="co24" style:family="table-column">
      <style:table-column-properties fo:break-before="auto" style:column-width="2.3244in"/>
    </style:style>
    <style:style style:name="co25" style:family="table-column">
      <style:table-column-properties fo:break-before="auto" style:column-width="2.1091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1091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1.8862in" fo:break-before="auto" style:use-optimal-row-height="true"/>
    </style:style>
    <style:style style:name="ro13" style:family="table-row">
      <style:table-row-properties style:row-height="0.3311in" fo:break-before="auto" style:use-optimal-row-height="true"/>
    </style:style>
    <style:style style:name="ta1" style:family="table" style:master-page-name="PageStyle_5f_Configuration">
      <style:table-properties table:display="true" style:writing-mode="lr-tb"/>
    </style:style>
    <style:style style:name="ta2" style:family="table" style:master-page-name="PageStyle_5f_Bamboo">
      <style:table-properties table:display="true" style:writing-mode="lr-tb"/>
    </style:style>
    <style:style style:name="ta3" style:family="table" style:master-page-name="Default">
      <style:table-properties table:display="true" style:writing-mode="lr-tb"/>
    </style:style>
    <style:style style:name="ce1"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ackground-color="#e6e6e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6e6e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style:glyph-orientation-vertical="0" fo:background-color="#e6e6e6"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wrap-option="wrap"/>
    </style:style>
    <style:style style:name="ce12" style:family="table-cell" style:parent-style-name="Default">
      <style:table-cell-properties fo:background-color="#e6e6e6" fo:wrap-option="wrap"/>
    </style:style>
    <style:style style:name="ce13"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5"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16"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fo:wrap-option="wrap"/>
      <style:paragraph-properties fo:text-align="center" fo:margin-left="0in"/>
    </style:style>
    <style:style style:name="ce18" style:family="table-cell" style:parent-style-name="Default">
      <style:table-cell-properties style:text-align-source="fix" style:repeat-content="false" fo:background-color="transparent" fo:wrap-option="wrap"/>
      <style:paragraph-properties fo:text-align="center" fo:margin-left="0in"/>
      <style:text-properties fo:font-weight="normal"/>
    </style:style>
    <style:style style:name="ce19" style:family="table-cell" style:parent-style-name="Default">
      <style:table-cell-properties style:text-align-source="fix" style:repeat-content="false" fo:wrap-option="wrap"/>
      <style:paragraph-properties fo:text-align="start" fo:margin-left="0in"/>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fo:background-color="transparent"/>
      <style:paragraph-properties fo:text-align="center" fo:margin-left="0in"/>
      <style:text-properties fo:font-weight="normal"/>
    </style:style>
    <style:style style:name="ce22" style:family="table-cell" style:parent-style-name="Default">
      <style:table-cell-properties fo:background-color="transparent"/>
      <style:text-properties fo:font-weight="normal"/>
    </style:style>
    <style:style style:name="ce2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name-asian="Arial Unicode MS"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bold" style:font-size-complex="10pt" style:font-style-complex="normal" style:font-weight-complex="bold"/>
    </style:style>
    <style:style style:name="ce25" style:family="table-cell" style:parent-style-name="Default">
      <style:table-cell-properties fo:wrap-option="wrap"/>
      <style:text-properties fo:font-weight="bold"/>
    </style:style>
    <style:style style:name="ce26" style:family="table-cell" style:parent-style-name="Default" style:data-style-name="N0">
      <style:table-cell-properties style:glyph-orientation-vertical="0" fo:background-color="#969696"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text-align-source="fix" style:repeat-content="false"/>
      <style:paragraph-properties fo:text-align="start" fo:margin-left="0in"/>
    </style:style>
    <style:style style:name="T1" style:family="text">
      <style:text-properties style:font-name="Arial1" style:font-name-asian="Arial Unicode MS" style:font-name-complex="Tahoma"/>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style:style style:name="T5" style:family="text">
      <style:text-properties fo:font-style="normal" fo:font-weight="normal"/>
    </style:style>
    <style:style style:name="T6" style:family="text">
      <style:text-properties fo:font-style="normal" fo:font-weight="bold"/>
    </style:style>
    <style:style style:name="T7" style:family="text">
      <style:text-properties fo:font-style="italic"/>
    </style:style>
    <style:style style:name="T8" style:family="text">
      <style:text-properties style:font-name="Arial1" fo:font-weight="bold" style:font-name-asian="Arial Unicode MS" style:font-name-complex="Tahoma"/>
    </style:style>
    <style:style style:name="T9" style:family="text">
      <style:text-properties style:font-name="Arial1" fo:font-weight="normal" style:font-name-asian="Arial Unicode MS" style:font-name-complex="Tahoma"/>
    </style:style>
  </office:automatic-styles>
  <office:body>
    <office:spreadsheet>
      <table:calculation-settings table:case-sensitive="false" table:use-regular-expressions="false">
        <table:iteration table:status="enable"/>
      </table:calculation-settings>
      <table:table table:name="Configuration"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8"/>
        <table:table-column table:style-name="co6" table:default-cell-style-name="ce11"/>
        <table:table-column table:style-name="co6" table:number-columns-repeated="250" table:default-cell-style-name="Default"/>
        <table:table-row table:style-name="ro1">
          <table:table-cell table:style-name="ce1" office:value-type="string">
            <text:p>Number</text:p>
          </table:table-cell>
          <table:table-cell table:style-name="ce1" office:value-type="string">
            <text:p>Name</text:p>
          </table:table-cell>
          <table:table-cell table:style-name="ce1" office:value-type="string">
            <text:p>Description</text:p>
          </table:table-cell>
          <table:table-cell table:style-name="ce1" office:value-type="string">
            <text:p>Path</text:p>
          </table:table-cell>
          <table:table-cell table:style-name="ce7" office:value-type="string">
            <text:p>Result</text:p>
          </table:table-cell>
          <table:table-cell table:style-name="ce7" office:value-type="string">
            <text:p>Comment</text:p>
          </table:table-cell>
          <table:table-cell office:value-type="string">
            <text:p>2.5 (tested)</text:p>
          </table:table-cell>
          <table:table-cell table:number-columns-repeated="249"/>
        </table:table-row>
        <table:table-row table:style-name="ro2">
          <table:table-cell table:style-name="ce2" office:value-type="string" table:number-columns-spanned="5" table:number-rows-spanned="1">
            <text:p>Servers tab</text:p>
          </table:table-cell>
          <table:covered-table-cell table:number-columns-repeated="4" table:style-name="ce1"/>
          <table:table-cell table:number-columns-repeated="251"/>
        </table:table-row>
        <table:table-row table:style-name="ro3">
          <table:table-cell office:value-type="string">
            <text:p>cst.1</text:p>
          </table:table-cell>
          <table:table-cell office:value-type="string">
            <text:p>Open configuration dialog window</text:p>
          </table:table-cell>
          <table:table-cell/>
          <table:table-cell office:value-type="string">
            <text:p>a. Click on "Configure" icon in main plugin window toolbar</text:p>
            <text:p/>
          </table:table-cell>
          <table:table-cell office:value-type="string">
            <text:p>Open configuration dialog. On the right should appear tree nodes only if each server type exists in configuration (Bamboo Servers, Crucible Servers, JIRA Servers)</text:p>
          </table:table-cell>
          <table:table-cell/>
          <table:table-cell office:value-type="string">
            <text:p>Passed</text:p>
          </table:table-cell>
          <table:table-cell table:number-columns-repeated="249"/>
        </table:table-row>
        <table:table-row table:style-name="ro4">
          <table:table-cell office:value-type="string">
            <text:p>cst.2</text:p>
          </table:table-cell>
          <table:table-cell office:value-type="string">
            <text:p>Add Bamboo Server</text:p>
          </table:table-cell>
          <table:table-cell/>
          <table:table-cell office:value-type="string">
            <text:p>a. Open Plugin Configuration Dialog </text:p>
            <text:p>b. Click on "+" icon </text:p>
            <text:p>c. Select "Bamboo Server"</text:p>
            <text:p>d. check result 1</text:p>
            <text:p>e. fill in necessary fields</text:p>
            <text:p>f. click button “OK”</text:p>
            <text:p>g. check result 2</text:p>
          </table:table-cell>
          <table:table-cell office:value-type="string">
            <text:p><text:span text:style-name="T2">result 1.</text:span> window on the right should be opened with initial server name,</text:p>
            <text:p><text:s/>also new node should appear in tree (on the left) below “Bamboo Servers” node</text:p>
            <text:p><text:span text:style-name="T2">result 2</text:span>. Configuration window is closed and server is stored in file</text:p>
            <text:p>(for main IDEA instance)<text:span text:style-name="T2">./Library/Preferences/Int</text:span><text:span text:style-name="T2">elliJIDEA70/options/thePlugin.x</text:span><text:span text:style-name="T2">ml</text:span></text:p>
            <text:p><text:span text:style-name="T3">(for IDEA ran from env.)</text:span><text:span text:style-name="T2"> </text:span><text:span text:style-name="T2">./Library/Caches/IntelliJIDEA70/p</text:span><text:span text:style-name="T2">lugins-</text:span><text:span text:style-name="T2">sandbox/config/options/thePlugi</text:span><text:span text:style-name="T2">n.xml</text:span></text:p>
            <text:p><text:span text:style-name="T3">Node should change its name to </text:span><text:span text:style-name="T3">the one specified by user</text:span></text:p>
          </table:table-cell>
          <table:table-cell/>
          <table:table-cell office:value-type="string">
            <text:p>Passed</text:p>
          </table:table-cell>
          <table:table-cell table:number-columns-repeated="249"/>
        </table:table-row>
        <table:table-row table:style-name="ro5">
          <table:table-cell office:value-type="string">
            <text:p>cst.3</text:p>
          </table:table-cell>
          <table:table-cell office:value-type="string">
            <text:p>Delete Bamboo server</text:p>
          </table:table-cell>
          <table:table-cell/>
          <table:table-cell office:value-type="string">
            <text:p>a. Open Plugin Configuration Dialog</text:p>
            <text:p>b. Select Bamboo server from Tree</text:p>
            <text:p>c. click “-” icon</text:p>
            <text:p>d. check result 1</text:p>
            <text:p>e. Click Yes in “Confirm server delete” Dialog</text:p>
            <text:p>f. check result 2</text:p>
            <text:p>g. Click “Ok” button in main configuration window</text:p>
            <text:p>h. check result 3</text:p>
          </table:table-cell>
          <table:table-cell office:value-type="string">
            <text:p><text:span text:style-name="T2">result 1</text:span>.<text:span text:style-name="T2"> </text:span><text:span text:style-name="T3">Popup window forces user </text:span><text:span text:style-name="T3">to confirm this decision</text:span></text:p>
            <text:p><text:span text:style-name="T2">result 2. </text:span><text:span text:style-name="T3">Server disappeared from </text:span><text:span text:style-name="T3">tree and configuration file </text:span><text:span text:style-name="T2">thePlugin.xml</text:span></text:p>
          </table:table-cell>
          <table:table-cell/>
          <table:table-cell office:value-type="string">
            <text:p>Passed</text:p>
          </table:table-cell>
          <table:table-cell table:number-columns-repeated="249"/>
        </table:table-row>
        <table:table-row table:style-name="ro6">
          <table:table-cell office:value-type="string">
            <text:p>cst4</text:p>
          </table:table-cell>
          <table:table-cell office:value-type="string">
            <text:p>Test Bamboo server connection – success</text:p>
          </table:table-cell>
          <table:table-cell/>
          <table:table-cell office:value-type="string">
            <text:p>a.Open Plugin Configuration dialog</text:p>
            <text:p>b. Add valid Bamboo server</text:p>
            <text:p>c. Fill in all fields </text:p>
            <text:p>d. Click “Test connection”</text:p>
            <text:p>e. Check result 1</text:p>
          </table:table-cell>
          <table:table-cell office:value-type="string">
            <text:p><text:span text:style-name="T2">result 1.</text:span> “Testing connection” dialog window with progress bar should be opened. After successful connection dialog should disappear and new dialog “Connection ok, Connected successfully” should be opened</text:p>
          </table:table-cell>
          <table:table-cell table:number-columns-repeated="251"/>
        </table:table-row>
        <table:table-row table:style-name="ro7">
          <table:table-cell office:value-type="string">
            <text:p>cst.5</text:p>
          </table:table-cell>
          <table:table-cell office:value-type="string">
            <text:p>Test Bamboo Server connection – fail</text:p>
          </table:table-cell>
          <table:table-cell/>
          <table:table-cell office:value-type="string">
            <text:p>1.disconnect from the access to the tested server </text:p>
            <text:p>2. rest as above in cst.4</text:p>
          </table:table-cell>
          <table:table-cell office:value-type="string">
            <text:p><text:span text:style-name="T2">result 1.</text:span> “Testing connection” dialog window with progress bar should be opened. After successful connection dialog should disappear and new dialog “Connection error, The host did not accept the connection within timeout of 20000 ms” should be opened</text:p>
          </table:table-cell>
          <table:table-cell table:number-columns-repeated="251"/>
        </table:table-row>
        <table:table-row table:style-name="ro2">
          <table:table-cell office:value-type="string">
            <text:p>cst.6</text:p>
          </table:table-cell>
          <table:table-cell office:value-type="string">
            <text:p>Add Crucible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7</text:p>
          </table:table-cell>
          <table:table-cell office:value-type="string">
            <text:p>Delete Crucible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8</text:p>
          </table:table-cell>
          <table:table-cell office:value-type="string">
            <text:p>Test Crucible server connection – success</text:p>
          </table:table-cell>
          <table:table-cell/>
          <table:table-cell office:value-type="string">
            <text:p>the same as cst.4 but for Crucible</text:p>
          </table:table-cell>
          <table:table-cell table:style-name="ce3" office:value-type="string">
            <text:p>the same as cst.4 but for Crucible</text:p>
          </table:table-cell>
          <table:table-cell table:number-columns-repeated="251"/>
        </table:table-row>
        <table:table-row table:style-name="ro2">
          <table:table-cell office:value-type="string">
            <text:p>cst.9</text:p>
          </table:table-cell>
          <table:table-cell office:value-type="string">
            <text:p>Test Crucible server connection – fail</text:p>
          </table:table-cell>
          <table:table-cell/>
          <table:table-cell office:value-type="string">
            <text:p>the same as cst.5 but for Crucible</text:p>
          </table:table-cell>
          <table:table-cell table:style-name="ce3" office:value-type="string">
            <text:p>the same as cst.5 but for Crucible</text:p>
          </table:table-cell>
          <table:table-cell table:number-columns-repeated="251"/>
        </table:table-row>
        <table:table-row table:style-name="ro2">
          <table:table-cell office:value-type="string">
            <text:p>cst.10</text:p>
          </table:table-cell>
          <table:table-cell office:value-type="string">
            <text:p>Add JIRA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11</text:p>
          </table:table-cell>
          <table:table-cell office:value-type="string">
            <text:p>Delete JIRA server</text:p>
          </table:table-cell>
          <table:table-cell/>
          <table:table-cell office:value-type="string">
            <text:p>the same as cst.2 but for crucible</text:p>
          </table:table-cell>
          <table:table-cell table:style-name="ce3" office:value-type="string">
            <text:p>the same as cst.2 but for crucible</text:p>
          </table:table-cell>
          <table:table-cell/>
          <table:table-cell office:value-type="string">
            <text:p>Passed</text:p>
          </table:table-cell>
          <table:table-cell table:number-columns-repeated="249"/>
        </table:table-row>
        <table:table-row table:style-name="ro2">
          <table:table-cell office:value-type="string">
            <text:p>cst.12</text:p>
          </table:table-cell>
          <table:table-cell office:value-type="string">
            <text:p>Test JIRA server connection – success</text:p>
          </table:table-cell>
          <table:table-cell/>
          <table:table-cell office:value-type="string">
            <text:p>the same as cst.4 but for Crucible</text:p>
          </table:table-cell>
          <table:table-cell table:style-name="ce3" office:value-type="string">
            <text:p>the same as cst.4 but for Crucible</text:p>
          </table:table-cell>
          <table:table-cell table:number-columns-repeated="251"/>
        </table:table-row>
        <table:table-row table:style-name="ro2">
          <table:table-cell office:value-type="string">
            <text:p>cst.13</text:p>
          </table:table-cell>
          <table:table-cell office:value-type="string">
            <text:p>Test JIRA server connection – fail</text:p>
          </table:table-cell>
          <table:table-cell/>
          <table:table-cell office:value-type="string">
            <text:p>the same as cst.5 but for Crucible</text:p>
          </table:table-cell>
          <table:table-cell table:style-name="ce3" office:value-type="string">
            <text:p>the same as cst.5 but for Crucible</text:p>
          </table:table-cell>
          <table:table-cell table:number-columns-repeated="251"/>
        </table:table-row>
        <table:table-row table:style-name="ro5">
          <table:table-cell office:value-type="string">
            <text:p>cst.14</text:p>
          </table:table-cell>
          <table:table-cell office:value-type="string">
            <text:p>Do not remember password – Bamboo </text:p>
          </table:table-cell>
          <table:table-cell/>
          <table:table-cell office:value-type="string">
            <text:p>a. Open Plugin Configuration Dialog</text:p>
            <text:p>b. Select Bamboo Server on tree</text:p>
            <text:p>c. Uncheck “Remember Password” checkbox</text:p>
            <text:p>d. Type in password into “password” field</text:p>
            <text:p>e. Click “Ok” button</text:p>
            <text:p>f. Once again open Plugin Configuration Window.</text:p>
            <text:p>g. Select the same Bamboo server</text:p>
            <text:p>h. Check result 1</text:p>
          </table:table-cell>
          <table:table-cell table:style-name="ce9" office:value-type="string">
            <text:p>result 1 <text:span text:style-name="T3">Check box “Remember </text:span><text:span text:style-name="T3">Password” is unchecked. File </text:span><text:span text:style-name="T3">thePlugin.xml do not contain stored </text:span><text:span text:style-name="T3">password fro given server</text:span></text:p>
          </table:table-cell>
          <table:table-cell table:number-columns-repeated="251"/>
        </table:table-row>
        <table:table-row table:style-name="ro5">
          <table:table-cell office:value-type="string">
            <text:p>cst.15</text:p>
          </table:table-cell>
          <table:table-cell office:value-type="string">
            <text:p>Remember password – Bamboo</text:p>
          </table:table-cell>
          <table:table-cell/>
          <table:table-cell office:value-type="string">
            <text:p>a. Open Plugin Configuration Dialog</text:p>
            <text:p>b. Select Bamboo Server on tree</text:p>
            <text:p>c. Check “Remember Password” checkbox</text:p>
            <text:p><text:span text:style-name="T1">d. Type in password into </text:span><text:span text:style-name="T1">“password” field</text:span></text:p>
            <text:p><text:span text:style-name="T1">e. Click “Ok” button</text:span></text:p>
            <text:p><text:span text:style-name="T1">f. Once again open Plugin </text:span><text:span text:style-name="T1">Configuration Window.</text:span></text:p>
            <text:p><text:span text:style-name="T1">g. Select the same Bamboo server</text:span></text:p>
            <text:p><text:span text:style-name="T1">h. Check result 1</text:span></text:p>
          </table:table-cell>
          <table:table-cell table:style-name="ce9" office:value-type="string">
            <text:p>result 1 <text:span text:style-name="T3">Check box “Remember </text:span><text:span text:style-name="T3">Password” is checked. File </text:span><text:span text:style-name="T3">thePlugin.xml do not contain stored </text:span><text:span text:style-name="T3">password for given server</text:span></text:p>
          </table:table-cell>
          <table:table-cell table:number-columns-repeated="251"/>
        </table:table-row>
        <table:table-row table:style-name="ro2">
          <table:table-cell table:number-columns-repeated="4"/>
          <table:table-cell table:style-name="ce9"/>
          <table:table-cell table:number-columns-repeated="251"/>
        </table:table-row>
        <table:table-row table:style-name="ro2">
          <table:table-cell table:style-name="ce4" office:value-type="string" table:number-columns-spanned="6" table:number-rows-spanned="1">
            <text:p>Bamboo tab</text:p>
          </table:table-cell>
          <table:covered-table-cell table:number-columns-repeated="3" table:style-name="ce6"/>
          <table:covered-table-cell table:style-name="ce10"/>
          <table:covered-table-cell table:style-name="ce12"/>
          <table:table-cell table:number-columns-repeated="250"/>
        </table:table-row>
        <table:table-row table:style-name="ro2">
          <table:table-cell table:number-columns-repeated="256"/>
        </table:table-row>
        <table:table-row table:style-name="ro2">
          <table:table-cell table:style-name="Default" table:number-columns-repeated="6"/>
          <table:table-cell table:number-columns-repeated="250"/>
        </table:table-row>
        <table:table-row table:style-name="ro7">
          <table:table-cell office:value-type="string">
            <text:p>cbt.2</text:p>
          </table:table-cell>
          <table:table-cell office:value-type="string">
            <text:p>Bamboo Polling Time</text:p>
          </table:table-cell>
          <table:table-cell/>
          <table:table-cell office:value-type="string">
            <text:p>a. Open Plugin Configuration Dialog</text:p>
            <text:p><text:span text:style-name="T1">b. Select “Bamboo” tab </text:span></text:p>
            <text:p><text:span text:style-name="T1">c. set Pooling Time to 2 minutes</text:span></text:p>
          </table:table-cell>
          <table:table-cell office:value-type="string">
            <text:p><text:span text:style-name="T2">result 1 </text:span><text:span text:style-name="T3">Log output should contain </text:span><text:span text:style-name="T3">information about </text:span><text:span text:style-name="T4">BambooStatusChecker</text:span><text:span text:style-name="T5"> run time.</text:span></text:p>
            <text:p><text:span text:style-name="T5">log file: </text:span><text:span text:style-name="T5">Library/Caches/IntelliJIDEA70/plugi</text:span><text:span text:style-name="T5">ns-sandbox/system/log</text:span></text:p>
            <text:p><text:span text:style-name="T5">or </text:span><text:span text:style-name="T6">./Library/Caches/IntelliJIDEA70/l</text:span><text:span text:style-name="T6">og/idea.log</text:span></text:p>
          </table:table-cell>
          <table:table-cell table:number-columns-repeated="251"/>
        </table:table-row>
        <table:table-row table:style-name="ro2">
          <table:table-cell table:style-name="Default" table:number-columns-repeated="6"/>
          <table:table-cell table:number-columns-repeated="250"/>
        </table:table-row>
        <table:table-row table:style-name="ro2">
          <table:table-cell table:style-name="ce5" office:value-type="string" table:number-columns-spanned="6" table:number-rows-spanned="1">
            <text:p>Crucible Tab</text:p>
          </table:table-cell>
          <table:covered-table-cell table:number-columns-repeated="5"/>
          <table:table-cell table:number-columns-repeated="250"/>
        </table:table-row>
        <table:table-row table:style-name="ro8">
          <table:table-cell office:value-type="string">
            <text:p>cct.1</text:p>
          </table:table-cell>
          <table:table-cell office:value-type="string">
            <text:p>Set “All build failures and first build success”</text:p>
          </table:table-cell>
          <table:table-cell/>
          <table:table-cell office:value-type="string">
            <text:p>a. Open Plugin Configuration Dialog</text:p>
            <text:p>b. Select “Bamboo” tab</text:p>
            <text:p>c. Click radiobutton “All build failures and first build success”</text:p>
            <text:p>d. Click “Ok” button</text:p>
            <text:p>e. Open the same window</text:p>
            <text:p>f. check result 1</text:p>
          </table:table-cell>
          <table:table-cell table:style-name="ce9" office:value-type="string">
            <text:p><text:s/>result 1. <text:span text:style-name="T3">Stored configuration </text:span><text:span text:style-name="T3">remains the same </text:span></text:p>
            <text:p><text:span text:style-name="T3">Configuration is stored in file </text:span><text:span text:style-name="T3">thePlugin.xml</text:span></text:p>
          </table:table-cell>
          <table:table-cell office:value-type="string">
            <text:p>repeat for 2 other options</text:p>
          </table:table-cell>
          <table:table-cell table:number-columns-repeated="250"/>
        </table:table-row>
        <table:table-row table:style-name="ro8">
          <table:table-cell office:value-type="string">
            <text:p>cct.2</text:p>
          </table:table-cell>
          <table:table-cell office:value-type="string">
            <text:p>Crucible popups</text:p>
          </table:table-cell>
          <table:table-cell/>
          <table:table-cell office:value-type="string">
            <text:p>a. Open Plugin Configuration Dialog </text:p>
            <text:p>b. Select “Crucible” tab</text:p>
            <text:p>c. Set radio group “Show Popup” to “Never”</text:p>
            <text:p>d. Click OK</text:p>
            <text:p>e. Open the same window again</text:p>
            <text:p>f. check result 1</text:p>
          </table:table-cell>
          <table:table-cell office:value-type="string">
            <text:p><text:span text:style-name="T2">result 1.</text:span><text:span text:style-name="T3"> “Show popup” is set to </text:span><text:span text:style-name="T3">“Never” and the value is stored in </text:span><text:span text:style-name="T3">config file thePlugin.xml</text:span></text:p>
          </table:table-cell>
          <table:table-cell office:value-type="string">
            <text:p>repeat for second option</text:p>
          </table:table-cell>
          <table:table-cell table:number-columns-repeated="250"/>
        </table:table-row>
        <table:table-row table:style-name="ro7">
          <table:table-cell office:value-type="string">
            <text:p>cct.3</text:p>
          </table:table-cell>
          <table:table-cell office:value-type="string">
            <text:p>Crucible Polling time</text:p>
          </table:table-cell>
          <table:table-cell/>
          <table:table-cell office:value-type="string">
            <text:p>a. Open Plugin Configuration Dialog</text:p>
            <text:p><text:span text:style-name="T1">b. Select “Crucible” tab </text:span></text:p>
            <text:p><text:span text:style-name="T1">c. set Pooling Time to 2 minutes</text:span></text:p>
          </table:table-cell>
          <table:table-cell office:value-type="string">
            <text:p><text:span text:style-name="T2">result 1 </text:span><text:span text:style-name="T3">Log output should contain </text:span><text:span text:style-name="T3">information about </text:span><text:span text:style-name="T3">Crucible</text:span><text:span text:style-name="T4">StatusChecker</text:span><text:span text:style-name="T5"> run time.</text:span></text:p>
            <text:p><text:span text:style-name="T5">log file: </text:span><text:span text:style-name="T5">Library/Caches/IntelliJIDEA70/plugi</text:span><text:span text:style-name="T5">ns-sandbox/system/log</text:span></text:p>
            <text:p><text:span text:style-name="T5">or </text:span><text:span text:style-name="T6">./Library/Caches/IntelliJIDEA70/l</text:span><text:span text:style-name="T6">og/idea.log</text:span></text:p>
          </table:table-cell>
          <table:table-cell table:number-columns-repeated="251"/>
        </table:table-row>
        <table:table-row table:style-name="ro2">
          <table:table-cell table:style-name="ce5" office:value-type="string" table:number-columns-spanned="6" table:number-rows-spanned="1">
            <text:p>JIRA tab</text:p>
          </table:table-cell>
          <table:covered-table-cell table:number-columns-repeated="5"/>
          <table:table-cell table:number-columns-repeated="250"/>
        </table:table-row>
        <table:table-row table:style-name="ro8">
          <table:table-cell office:value-type="string">
            <text:p>jct.1</text:p>
          </table:table-cell>
          <table:table-cell office:value-type="string">
            <text:p>Display icon description</text:p>
          </table:table-cell>
          <table:table-cell/>
          <table:table-cell office:value-type="string">
            <text:p>a. Open Plugin Configuration Dialog</text:p>
            <text:p>b. Select “JIRA” tab</text:p>
            <text:p>c. Select “Display icon description” check box</text:p>
            <text:p>d. Click “Ok” button</text:p>
            <text:p>e. Open the same tab again</text:p>
            <text:p>f. check result 1</text:p>
          </table:table-cell>
          <table:table-cell table:style-name="ce9" office:value-type="string">
            <text:p>result 1.<text:span text:style-name="T3"> “Display icon description” </text:span><text:span text:style-name="T3">is checked and value is stored in </text:span><text:span text:style-name="T2">thePlugin.xml</text:span><text:span text:style-name="T3"> configuration file</text:span></text:p>
          </table:table-cell>
          <table:table-cell table:number-columns-repeated="251"/>
        </table:table-row>
        <table:table-row table:style-name="ro2">
          <table:table-cell table:style-name="ce5" office:value-type="string" table:number-columns-spanned="6" table:number-rows-spanned="1">
            <text:p>General tab</text:p>
          </table:table-cell>
          <table:covered-table-cell table:number-columns-repeated="5"/>
          <table:table-cell table:number-columns-repeated="250"/>
        </table:table-row>
        <table:table-row table:style-name="ro4">
          <table:table-cell office:value-type="string">
            <text:p>gct.1</text:p>
          </table:table-cell>
          <table:table-cell office:value-type="string">
            <text:p>Auto upgrade</text:p>
          </table:table-cell>
          <table:table-cell/>
          <table:table-cell office:value-type="string">
            <text:p>a. Open Plugin Configuration Dialog</text:p>
            <text:p>b. Select “General” tab</text:p>
            <text:p>c. Select “Enable (stable version)” check box</text:p>
            <text:p>d. Select “Check snapshot version” checkbox</text:p>
            <text:p>e. Select “Stable + snapshot” radio button</text:p>
            <text:p>f. Select “Do not use proxy” radio button</text:p>
            <text:p>f. Click “Ok” button</text:p>
            <text:p>g. Open the same tab again</text:p>
            <text:p>h. check result 1</text:p>
          </table:table-cell>
          <table:table-cell table:style-name="ce9" office:value-type="string">
            <text:p>result 1. <text:span text:style-name="T3">The window selected </text:span><text:span text:style-name="T3">component state remain the same </text:span><text:span text:style-name="T3">and proper values are saved in </text:span><text:span text:style-name="T2">thePlugin.xml</text:span><text:span text:style-name="T3"> file.</text:span></text:p>
          </table:table-cell>
          <table:table-cell office:value-type="string">
            <text:p>you can repeat test for different combinations of radios and check boxes!</text:p>
          </table:table-cell>
          <table:table-cell table:number-columns-repeated="250"/>
        </table:table-row>
        <table:table-row table:style-name="ro2">
          <table:table-cell table:style-name="ce5" office:value-type="string" table:number-columns-spanned="5" table:number-rows-spanned="1">
            <text:p>Bamboo plans</text:p>
          </table:table-cell>
          <table:covered-table-cell table:number-columns-repeated="3" table:style-name="ce6"/>
          <table:covered-table-cell table:style-name="ce10"/>
          <table:table-cell table:number-columns-repeated="251"/>
        </table:table-row>
        <table:table-row table:style-name="ro5">
          <table:table-cell office:value-type="string">
            <text:p>sc.1</text:p>
          </table:table-cell>
          <table:table-cell office:value-type="string">
            <text:p>Build plans – favorite</text:p>
          </table:table-cell>
          <table:table-cell/>
          <table:table-cell office:value-type="string">
            <text:p>a. Open Plugin Configuration Window</text:p>
            <text:p>b. Select valid Bamboo server (with plans)</text:p>
            <text:p>c. Check result 1</text:p>
            <text:p>d. Check “Use Favorite Builds For Server” checkbox</text:p>
            <text:p>e. Check result 2</text:p>
            <text:p>f. Click “Ok” button</text:p>
            <text:p>g. Open the same window with plans once again</text:p>
            <text:p>h. Check result 3</text:p>
          </table:table-cell>
          <table:table-cell table:style-name="ce9" office:value-type="string">
            <text:p>result 1<text:span text:style-name="T3"> Bamboo Plan's list is </text:span><text:span text:style-name="T3">shown on the right window.</text:span></text:p>
            <text:p><text:span text:style-name="T2">result 2 </text:span><text:span text:style-name="T3">Table with build plans is </text:span><text:span text:style-name="T3">grayed and in read only mode</text:span></text:p>
            <text:p><text:span text:style-name="T2">result 3 </text:span><text:span text:style-name="T3">Table with build plans is </text:span><text:span text:style-name="T3">grayed and in read only mode. </text:span><text:span text:style-name="T3">“Use Favourite Builds For sever” is </text:span><text:span text:style-name="T3">checked. Proper values are stored </text:span><text:span text:style-name="T3">in </text:span><text:span text:style-name="T2">thePlugin.xml</text:span><text:span text:style-name="T3"> file.</text:span><text:span text:style-name="T3"> </text:span></text:p>
          </table:table-cell>
          <table:table-cell table:number-columns-repeated="251"/>
        </table:table-row>
        <table:table-row table:style-name="ro9">
          <table:table-cell office:value-type="string">
            <text:p>sc.2</text:p>
          </table:table-cell>
          <table:table-cell office:value-type="string">
            <text:p>Build plans – refresh</text:p>
          </table:table-cell>
          <table:table-cell/>
          <table:table-cell office:value-type="string">
            <text:p>a. Open Plugin Configuration Dialog</text:p>
            <text:p>b. Select valid Bamboo server from the tree</text:p>
            <text:p>c. Uncheck “Use favorites builds for server” checkbox.</text:p>
            <text:p>d. Click “refresh” button</text:p>
            <text:p>e. Check result 1</text:p>
            <text:p>f. Leave all windows Plugin windows open</text:p>
            <text:p>g. Add new “Build Plan” on the Bamboo server</text:p>
            <text:p>h. Return to the plugin window</text:p>
            <text:p>i. Click “Refresh” button in window</text:p>
            <text:p>j. Check result 2</text:p>
          </table:table-cell>
          <table:table-cell table:style-name="ce9" office:value-type="string">
            <text:p>result 1 <text:span text:style-name="T3">All build plans are sown on </text:span><text:span text:style-name="T3">the list that are defined on the </text:span><text:span text:style-name="T3">server</text:span></text:p>
            <text:p><text:span text:style-name="T2">result 2 </text:span><text:span text:style-name="T3">New defined plan is shown </text:span><text:span text:style-name="T3">on the list</text:span></text:p>
          </table:table-cell>
          <table:table-cell table:number-columns-repeated="251"/>
        </table:table-row>
        <table:table-row table:style-name="ro2">
          <table:table-cell table:style-name="ce5" office:value-type="string" table:number-columns-spanned="5" table:number-rows-spanned="1">
            <text:p>Empty server's group</text:p>
          </table:table-cell>
          <table:covered-table-cell table:number-columns-repeated="4"/>
          <table:table-cell table:number-columns-repeated="251"/>
        </table:table-row>
        <table:table-row table:style-name="ro7">
          <table:table-cell office:value-type="string">
            <text:p>esc.1</text:p>
          </table:table-cell>
          <table:table-cell office:value-type="string">
            <text:p>No bamboo tab</text:p>
          </table:table-cell>
          <table:table-cell/>
          <table:table-cell office:value-type="string">
            <text:p>a. Go to Plugin Configuration Window</text:p>
            <text:p>b. Delete all bamboo servers from configuration</text:p>
            <text:p>c. Click “Ok” button</text:p>
            <text:p>d. Check result 1</text:p>
          </table:table-cell>
          <table:table-cell table:style-name="ce9" office:value-type="string">
            <text:p>result 1 <text:span text:style-name="T3"><text:s/>Bamboo tab disappears </text:span><text:span text:style-name="T3">and is not displayed in main plugin </text:span><text:span text:style-name="T3">window</text:span></text:p>
          </table:table-cell>
          <table:table-cell table:number-columns-repeated="251"/>
        </table:table-row>
        <table:table-row table:style-name="ro8">
          <table:table-cell office:value-type="string">
            <text:p>esc.2</text:p>
          </table:table-cell>
          <table:table-cell office:value-type="string">
            <text:p>Show bamboo tab</text:p>
          </table:table-cell>
          <table:table-cell/>
          <table:table-cell office:value-type="string">
            <text:p>a. Go to Plugin Configuration Window</text:p>
            <text:p>b. Delete all bamboo servers from configuration</text:p>
            <text:p>c. “Click “Ok” button</text:p>
            <text:p>d. Return to the Plugin Configuration window</text:p>
            <text:p>e. Add at least one Bamboo server</text:p>
            <text:p>f. Check result 1</text:p>
          </table:table-cell>
          <table:table-cell table:style-name="ce9" office:value-type="string">
            <text:p>result 1 <text:span text:style-name="T3"><text:s/>Bamboo tab is shown <text:s/>in </text:span><text:span text:style-name="T3">main plugin window</text:span></text:p>
          </table:table-cell>
          <table:table-cell table:number-columns-repeated="251"/>
        </table:table-row>
        <table:table-row table:style-name="ro1">
          <table:table-cell office:value-type="string">
            <text:p>esc.3</text:p>
          </table:table-cell>
          <table:table-cell office:value-type="string">
            <text:p>No Crucible tab</text:p>
          </table:table-cell>
          <table:table-cell/>
          <table:table-cell table:number-columns-repeated="2" office:value-type="string">
            <text:p>as esc.1 but for Crucible</text:p>
          </table:table-cell>
          <table:table-cell table:number-columns-repeated="251"/>
        </table:table-row>
        <table:table-row table:style-name="ro1">
          <table:table-cell office:value-type="string">
            <text:p>esc.4</text:p>
          </table:table-cell>
          <table:table-cell office:value-type="string">
            <text:p>Show Crucible tab</text:p>
          </table:table-cell>
          <table:table-cell/>
          <table:table-cell table:number-columns-repeated="2" office:value-type="string">
            <text:p>as esc.2 but for Crucible</text:p>
          </table:table-cell>
          <table:table-cell table:number-columns-repeated="251"/>
        </table:table-row>
        <table:table-row table:style-name="ro1">
          <table:table-cell office:value-type="string">
            <text:p>esc.5</text:p>
          </table:table-cell>
          <table:table-cell office:value-type="string">
            <text:p>No JIRA tab</text:p>
          </table:table-cell>
          <table:table-cell/>
          <table:table-cell table:number-columns-repeated="2" office:value-type="string">
            <text:p>as esc.1 but for JIRA</text:p>
          </table:table-cell>
          <table:table-cell table:number-columns-repeated="251"/>
        </table:table-row>
        <table:table-row table:style-name="ro1">
          <table:table-cell office:value-type="string">
            <text:p>esc.6</text:p>
          </table:table-cell>
          <table:table-cell office:value-type="string">
            <text:p>Show JIRA tab</text:p>
          </table:table-cell>
          <table:table-cell/>
          <table:table-cell table:number-columns-repeated="2" office:value-type="string">
            <text:p>as esc.2 but for JIRA</text:p>
          </table:table-cell>
          <table:table-cell table:number-columns-repeated="251"/>
        </table:table-row>
        <table:table-row table:style-name="ro2" table:number-rows-repeated="65494">
          <table:table-cell table:number-columns-repeated="256"/>
        </table:table-row>
        <table:table-row table:style-name="ro2">
          <table:table-cell table:number-columns-repeated="256"/>
        </table:table-row>
      </table:table>
      <table:table table:name="Bamboo" table:style-name="ta2" table:print="false">
        <office:forms form:automatic-focus="false" form:apply-design-mode="false"/>
        <table:table-column table:style-name="co7" table:default-cell-style-name="ce3"/>
        <table:table-column table:style-name="co8" table:default-cell-style-name="ce3"/>
        <table:table-column table:style-name="co9" table:default-cell-style-name="ce3"/>
        <table:table-column table:style-name="co10" table:default-cell-style-name="ce8"/>
        <table:table-column table:style-name="co11" table:default-cell-style-name="ce8"/>
        <table:table-column table:style-name="co12" table:default-cell-style-name="ce11"/>
        <table:table-column table:style-name="co6" table:number-columns-repeated="250" table:default-cell-style-name="Default"/>
        <table:table-row table:style-name="ro1">
          <table:table-cell table:style-name="ce1" office:value-type="string">
            <text:p>Number</text:p>
          </table:table-cell>
          <table:table-cell table:style-name="ce1" office:value-type="string">
            <text:p>Test name</text:p>
          </table:table-cell>
          <table:table-cell table:style-name="ce1" office:value-type="string">
            <text:p>Test desciprion</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cell table:number-columns-repeated="249"/>
        </table:table-row>
        <table:table-row table:style-name="ro3">
          <table:table-cell table:style-name="ce13" office:value-type="string">
            <text:p>b.1</text:p>
          </table:table-cell>
          <table:table-cell table:style-name="ce14" office:value-type="string">
            <text:p>Configuration open button</text:p>
          </table:table-cell>
          <table:table-cell table:style-name="ce14"/>
          <table:table-cell table:style-name="ce15" office:value-type="string">
            <text:p>1. Select “Bamboo” tab</text:p>
            <text:p>2. Click on icon with “wrench”</text:p>
            <text:p>3. check result 1</text:p>
          </table:table-cell>
          <table:table-cell table:style-name="ce15" office:value-type="string">
            <text:p>result 1. Plugin configuration window is open</text:p>
          </table:table-cell>
          <table:table-cell table:style-name="ce18"/>
          <table:table-cell table:style-name="ce21"/>
          <table:table-cell table:style-name="ce22" table:number-columns-repeated="249"/>
        </table:table-row>
        <table:table-row table:style-name="ro6">
          <table:table-cell office:value-type="string">
            <text:p>b.2</text:p>
          </table:table-cell>
          <table:table-cell office:value-type="string">
            <text:p>Help </text:p>
          </table:table-cell>
          <table:table-cell/>
          <table:table-cell office:value-type="string">
            <text:p>1. Select “Bamboo” tab</text:p>
            <text:p>2. Click on “?” help icon (circle with question mark inside)</text:p>
            <text:p>3. check result 1</text:p>
          </table:table-cell>
          <table:table-cell table:style-name="ce9" office:value-type="string">
            <text:p>result 1.<text:span text:style-name="T3"> New page should be </text:span><text:span text:style-name="T3">opened in browser <text:s/>indicating </text:span><text:span text:style-name="T3">Bamboo help (i.e </text:span><text:span text:style-name="T3"><text:a xlink:href="http://confluence.atlassian.com/display/IDEPLUGIN/Using+Bamboo+in+your+Plugin">http://confluence.atlassian.com/display/IDEPLUGIN/Using+Bamboo+in+your+Plugin</text:a></text:span><text:span text:style-name="T3">)</text:span></text:p>
          </table:table-cell>
          <table:table-cell table:number-columns-repeated="251"/>
        </table:table-row>
        <table:table-row table:style-name="ro5">
          <table:table-cell office:value-type="string">
            <text:p>b.3</text:p>
          </table:table-cell>
          <table:table-cell office:value-type="string">
            <text:p>Refresh build statuses – success</text:p>
          </table:table-cell>
          <table:table-cell/>
          <table:table-cell table:style-name="ce16" office:value-type="string">
            <text:p>1. Select “Bamboo” tab</text:p>
            <text:p>2. Click “Double arrows” refresh button</text:p>
            <text:p>3. Check result 1</text:p>
            <text:p>4. Go to selected (and configured for plugin) Bamboo server make build plan to fail </text:p>
            <text:p>5. Click “refresh” button”</text:p>
            <text:p>6. Check result 2</text:p>
          </table:table-cell>
          <table:table-cell office:value-type="string">
            <text:p><text:span text:style-name="T2">result 1</text:span>. List presents all build plan statuses for Bamboo servers defined in plugin configuration</text:p>
            <text:p><text:span text:style-name="T2">result 2 </text:span><text:span text:style-name="T3">selected plan failed</text:span></text:p>
          </table:table-cell>
          <table:table-cell table:style-name="ce19" office:value-type="string">
            <text:p>you can use<text:span text:style-name="T7"> </text:span><text:span text:style-name="T7">com.atlassian.theplugin.bamboo.Fa</text:span><text:span text:style-name="T7">keBambooRefreshTest</text:span></text:p>
          </table:table-cell>
          <table:table-cell table:number-columns-repeated="250"/>
        </table:table-row>
        <table:table-row table:style-name="ro10">
          <table:table-cell office:value-type="string">
            <text:p>b.4</text:p>
          </table:table-cell>
          <table:table-cell office:value-type="string">
            <text:p>Refresh build statuses – fail</text:p>
          </table:table-cell>
          <table:table-cell/>
          <table:table-cell table:style-name="ce16" office:value-type="string">
            <text:p>1. Select “Bamboo” tab</text:p>
            <text:p>2. Click “Double arrows” refresh button</text:p>
            <text:p>3. Check result 1</text:p>
            <text:p>4. Disconnect from network (no access to all Bamboo servers) </text:p>
            <text:p>5. Click “refresh” button”</text:p>
            <text:p>6. Check result 2</text:p>
          </table:table-cell>
          <table:table-cell office:value-type="string">
            <text:p><text:span text:style-name="T2">result 1</text:span>. List presents all build plan statuses for Bamboo servers defined in plugin configuration</text:p>
            <text:p><text:span text:style-name="T2">result 2 </text:span><text:span text:style-name="T3">All plans are grayed and </text:span><text:span text:style-name="T3">information “No route to host” is </text:span><text:span text:style-name="T3">displayed in bottom plugin window </text:span><text:span text:style-name="T3">(red background)</text:span></text:p>
          </table:table-cell>
          <table:table-cell table:number-columns-repeated="251"/>
        </table:table-row>
        <table:table-row table:style-name="ro5">
          <table:table-cell office:value-type="string">
            <text:p>b.5</text:p>
          </table:table-cell>
          <table:table-cell office:value-type="string">
            <text:p>Re-run build</text:p>
          </table:table-cell>
          <table:table-cell/>
          <table:table-cell office:value-type="string">
            <text:p>1. Open browser and go to selected bamboo server and build plan. Make sure that plan is not building.</text:p>
            <text:p>2. Go to “Bamboo” plugin tab</text:p>
            <text:p>3. Select plan that you are observing</text:p>
            <text:p>4. Click on “Run build” button (green triangle)</text:p>
            <text:p>5. Check result 1</text:p>
          </table:table-cell>
          <table:table-cell office:value-type="string">
            <text:p><text:span text:style-name="T2">result 1</text:span><text:span text:style-name="T3"> Bamboo plan is running on </text:span><text:span text:style-name="T3">the server</text:span></text:p>
          </table:table-cell>
          <table:table-cell table:number-columns-repeated="251"/>
        </table:table-row>
        <table:table-row table:style-name="ro11">
          <table:table-cell office:value-type="string">
            <text:p>b.6</text:p>
          </table:table-cell>
          <table:table-cell office:value-type="string">
            <text:p>Add label to build – toolbar click</text:p>
          </table:table-cell>
          <table:table-cell/>
          <table:table-cell office:value-type="string">
            <text:p>1. Open browser and go to selected bamboo server and build plan. Make sure that. Label that you are going to add does not exist</text:p>
            <text:p>2. Go to plugin. Select “Bamboo” tab </text:p>
            <text:p>3. Select interesting Bamboo plan</text:p>
            <text:p>4. Click in the taskbar “Label” icon</text:p>
            <text:p>5. Check result 1</text:p>
            <text:p>6. Enter label in dialog</text:p>
            <text:p>7. Click “Add label” button</text:p>
            <text:p>8. Check result 2</text:p>
          </table:table-cell>
          <table:table-cell table:style-name="ce9" office:value-type="string">
            <text:p>result 1<text:span text:style-name="T3"> A dialog window</text:span> <text:span text:style-name="T3">with </text:span><text:span text:style-name="T4">build </text:span><text:span text:style-name="T4">key, build number</text:span><text:span text:style-name="T3"> filled in and </text:span><text:span text:style-name="T3">empty </text:span><text:span text:style-name="T4">build label</text:span></text:p>
            <text:p>result 2 <text:span text:style-name="T3">Bamboo build is properly </text:span><text:span text:style-name="T3">labeled. </text:span><text:span text:style-name="T3">Go to bamboo server and </text:span><text:span text:style-name="T3">check if given build is properly </text:span><text:span text:style-name="T3">labeled</text:span></text:p>
            <text:p><text:span text:style-name="T3"><text:s/></text:span></text:p>
          </table:table-cell>
          <table:table-cell table:number-columns-repeated="251"/>
        </table:table-row>
        <table:table-row table:style-name="ro3">
          <table:table-cell office:value-type="string">
            <text:p>b.7</text:p>
          </table:table-cell>
          <table:table-cell office:value-type="string">
            <text:p>Add label to build – right click</text:p>
          </table:table-cell>
          <table:table-cell/>
          <table:table-cell office:value-type="string">
            <text:p>as above b.6 but in step 4 right click on selected bamboo build and choose “Add label to build” </text:p>
          </table:table-cell>
          <table:table-cell office:value-type="string">
            <text:p>as above b.6</text:p>
          </table:table-cell>
          <table:table-cell table:number-columns-repeated="251"/>
        </table:table-row>
        <table:table-row table:style-name="ro12">
          <table:table-cell office:value-type="string">
            <text:p>b.8</text:p>
          </table:table-cell>
          <table:table-cell office:value-type="string">
            <text:p>Add comment to build – toolbar click</text:p>
          </table:table-cell>
          <table:table-cell/>
          <table:table-cell office:value-type="string">
            <text:p>1. Open browser and go to selected bamboo server and build plan. Make sure that. Comment that you are going to add does not exist (just in case)</text:p>
            <text:p>2. Go to plugin. Select “Bamboo” tab </text:p>
            <text:p>3. Select interesting Bamboo plan</text:p>
            <text:p>4. Click in the task bar “Card with pencil” icon</text:p>
            <text:p>5. Check result 1</text:p>
            <text:p>6. Enter label in dialog</text:p>
            <text:p>7. Click “Add comment” button</text:p>
            <text:p>8. Check result 2</text:p>
          </table:table-cell>
          <table:table-cell table:style-name="ce9" office:value-type="string">
            <text:p>result 1<text:span text:style-name="T3"> A dialog window</text:span> <text:span text:style-name="T3">with </text:span><text:span text:style-name="T4">build </text:span><text:span text:style-name="T4">key, build number</text:span><text:span text:style-name="T3"> filled in and </text:span><text:span text:style-name="T3">empty </text:span><text:span text:style-name="T4">build comment</text:span></text:p>
            <text:p>result 2 <text:span text:style-name="T3">Bamboo build is </text:span><text:span text:style-name="T3">successfully labeled </text:span><text:span text:style-name="T3">Go to bamboo </text:span><text:span text:style-name="T3">server and check if given build is </text:span><text:span text:style-name="T3">successfully commented</text:span></text:p>
            <text:p><text:span text:style-name="T3"><text:s/></text:span></text:p>
          </table:table-cell>
          <table:table-cell table:number-columns-repeated="251"/>
        </table:table-row>
        <table:table-row table:style-name="ro3">
          <table:table-cell office:value-type="string">
            <text:p>b.9</text:p>
          </table:table-cell>
          <table:table-cell office:value-type="string">
            <text:p>Add comment to build – right click</text:p>
          </table:table-cell>
          <table:table-cell/>
          <table:table-cell office:value-type="string">
            <text:p>as above b.8 but in step 4 right click on selected bamboo build and choose “Add comment to build” </text:p>
          </table:table-cell>
          <table:table-cell office:value-type="string">
            <text:p>as above b.8</text:p>
          </table:table-cell>
          <table:table-cell table:number-columns-repeated="251"/>
        </table:table-row>
        <table:table-row table:style-name="ro3">
          <table:table-cell office:value-type="string">
            <text:p>b.10</text:p>
          </table:table-cell>
          <table:table-cell office:value-type="string">
            <text:p>Open bamboo build in WEB browser – double click</text:p>
          </table:table-cell>
          <table:table-cell/>
          <table:table-cell office:value-type="string">
            <text:p>1. Select “Bamboo” tab</text:p>
            <text:p>2. Double click on selected bamboo build</text:p>
            <text:p>3.Check result 1</text:p>
          </table:table-cell>
          <table:table-cell table:style-name="ce9" office:value-type="string">
            <text:p>result 1.<text:span text:style-name="T3"> Default OS browser is </text:span><text:span text:style-name="T3">opened with selected bamboo </text:span><text:span text:style-name="T3">server, build plan and build number</text:span></text:p>
          </table:table-cell>
          <table:table-cell table:number-columns-repeated="251"/>
        </table:table-row>
        <table:table-row table:style-name="ro7">
          <table:table-cell office:value-type="string">
            <text:p>b.11</text:p>
          </table:table-cell>
          <table:table-cell office:value-type="string">
            <text:p>Open bamboo build in WEB browser – right click</text:p>
          </table:table-cell>
          <table:table-cell/>
          <table:table-cell office:value-type="string">
            <text:p>1. Select “Bamboo” tab </text:p>
            <text:p>2. Right click on selected bamboo build</text:p>
            <text:p>3. Choose “View” item</text:p>
            <text:p>4.Check result 1</text:p>
          </table:table-cell>
          <table:table-cell office:value-type="string">
            <text:p>as above b.10</text:p>
          </table:table-cell>
          <table:table-cell table:number-columns-repeated="251"/>
        </table:table-row>
        <table:table-row table:style-name="ro2" table:number-rows-repeated="65523">
          <table:table-cell table:number-columns-repeated="256"/>
        </table:table-row>
        <table:table-row table:style-name="ro2">
          <table:table-cell table:number-columns-repeated="256"/>
        </table:table-row>
      </table:table>
      <table:table table:name="Crucible" table:style-name="ta3"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ce11"/>
        <table:table-column table:style-name="co17" table:default-cell-style-name="ce11"/>
        <table:table-column table:style-name="co18" table:default-cell-style-name="ce11"/>
        <table:table-column table:style-name="co19" table:default-cell-style-name="Default"/>
        <table:table-column table:style-name="co20" table:default-cell-style-name="Default"/>
        <table:table-row table:style-name="ro1">
          <table:table-cell table:style-name="ce1"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3">
          <table:table-cell table:style-name="ce13" office:value-type="string">
            <text:p>c.1</text:p>
          </table:table-cell>
          <table:table-cell table:style-name="ce14" office:value-type="string">
            <text:p>Configuration open button</text:p>
          </table:table-cell>
          <table:table-cell table:style-name="ce14"/>
          <table:table-cell table:style-name="ce24"/>
          <table:table-cell table:style-name="ce15" office:value-type="string">
            <text:p>1. Select “Crucible” tab</text:p>
            <text:p>2. Click on icon with “wrench”</text:p>
            <text:p>3. check result 1</text:p>
          </table:table-cell>
          <table:table-cell table:style-name="ce15" office:value-type="string">
            <text:p>result 1. Plugin configuration window is open</text:p>
          </table:table-cell>
          <table:table-cell table:number-columns-repeated="2"/>
        </table:table-row>
        <table:table-row table:style-name="ro7">
          <table:table-cell table:style-name="ce3" office:value-type="string">
            <text:p>c.2</text:p>
          </table:table-cell>
          <table:table-cell table:style-name="ce3" office:value-type="string">
            <text:p>Help </text:p>
          </table:table-cell>
          <table:table-cell table:style-name="ce3"/>
          <table:table-cell table:style-name="ce8"/>
          <table:table-cell table:style-name="ce8" office:value-type="string">
            <text:p>1. Select “Crucible” tab</text:p>
            <text:p>2. Click on “?” help icon (circle with question mark inside)</text:p>
            <text:p>3. check result 1</text:p>
          </table:table-cell>
          <table:table-cell table:style-name="ce9" office:value-type="string">
            <text:p>result 1.<text:span text:style-name="T3"> New page should be </text:span><text:span text:style-name="T3">opened in browser <text:s/></text:span></text:p>
            <text:p><text:span text:style-name="T3"><text:a xlink:href="http://confluence.atlassian.com/display/IDEPLUGIN/Using+Crucible+in+your+Plugin">http://confluence.atlassian.com/display/IDEPLUGIN/Using+Crucible+in+your+Plugin</text:a></text:span></text:p>
          </table:table-cell>
          <table:table-cell table:number-columns-repeated="2"/>
        </table:table-row>
        <table:table-row table:style-name="ro4">
          <table:table-cell table:style-name="ce3" office:value-type="string">
            <text:p>c.3</text:p>
          </table:table-cell>
          <table:table-cell table:style-name="ce3" office:value-type="string">
            <text:p>Predefined filter - “To Review” - enable</text:p>
          </table:table-cell>
          <table:table-cell table:style-name="ce3"/>
          <table:table-cell table:style-name="ce8"/>
          <table:table-cell table:style-name="ce8" office:value-type="string">
            <text:p>1. Go to crucible server</text:p>
            <text:p>2. Create review</text:p>
            <text:p>3. Back to Plugin</text:p>
            <text:p>4. Select “Crucible” tab</text:p>
            <text:p>5. Click on “Funnel” icon in toolbar</text:p>
            <text:p>6. Check result 1</text:p>
            <text:p>7. Select “to review”</text:p>
            <text:p>8. Check result 2</text:p>
            <text:p/>
          </table:table-cell>
          <table:table-cell table:style-name="ce8" office:value-type="string">
            <text:p><text:span text:style-name="T2">result 1</text:span><text:span text:style-name="T3"> Menu bar is open with </text:span><text:span text:style-name="T3">options: (to review, require </text:span><text:span text:style-name="T3">approval, to summarize, out for </text:span><text:span text:style-name="T3">review, drafts, open, closed, </text:span><text:span text:style-name="T3">abandoned; All close, All open, All) </text:span></text:p>
            <text:p><text:span text:style-name="T2">result 2</text:span><text:span text:style-name="T3"> Collapsible table opens </text:span><text:span text:style-name="T3">and contains “to review” reviews </text:span><text:span text:style-name="T3">from all defined servers</text:span></text:p>
          </table:table-cell>
          <table:table-cell table:number-columns-repeated="2"/>
        </table:table-row>
        <table:table-row table:style-name="ro1">
          <table:table-cell table:style-name="ce3" office:value-type="string">
            <text:p>c.4</text:p>
          </table:table-cell>
          <table:table-cell table:style-name="ce3" office:value-type="string">
            <text:p>Predefined filter - “Open” - enable</text:p>
          </table:table-cell>
          <table:table-cell table:style-name="ce3"/>
          <table:table-cell table:style-name="ce8"/>
          <table:table-cell table:style-name="ce8" office:value-type="string">
            <text:p>as above c.3 but for “Open” reviews</text:p>
          </table:table-cell>
          <table:table-cell table:style-name="ce8" office:value-type="string">
            <text:p>as above c.3 but with “Open” reviews as result 2</text:p>
          </table:table-cell>
          <table:table-cell table:number-columns-repeated="2"/>
        </table:table-row>
        <table:table-row table:style-name="ro13">
          <table:table-cell table:style-name="ce3" office:value-type="string">
            <text:p>c.5</text:p>
          </table:table-cell>
          <table:table-cell table:style-name="ce3" office:value-type="string">
            <text:p>Predefined filter - “Require My Approval” - enable</text:p>
          </table:table-cell>
          <table:table-cell table:style-name="ce3"/>
          <table:table-cell table:style-name="ce8"/>
          <table:table-cell table:style-name="ce8" office:value-type="string">
            <text:p>as above c.3 but for “Require Approval” reviews</text:p>
          </table:table-cell>
          <table:table-cell table:style-name="ce8" office:value-type="string">
            <text:p>as above c.3 but with “Require Approval” reviews as result 2</text:p>
          </table:table-cell>
          <table:table-cell table:number-columns-repeated="2"/>
        </table:table-row>
        <table:table-row table:style-name="ro13">
          <table:table-cell table:style-name="ce3" office:value-type="string">
            <text:p>c.6</text:p>
          </table:table-cell>
          <table:table-cell table:style-name="ce3" office:value-type="string">
            <text:p>Predefined filter - “To Summarize” - enable</text:p>
          </table:table-cell>
          <table:table-cell table:style-name="ce3"/>
          <table:table-cell table:style-name="ce8"/>
          <table:table-cell table:style-name="ce8" office:value-type="string">
            <text:p>as above c.3 but for “To summarize” reviews</text:p>
          </table:table-cell>
          <table:table-cell table:style-name="ce8" office:value-type="string">
            <text:p>as above c.3 but with “To Summarize” reviews as result 2</text:p>
          </table:table-cell>
          <table:table-cell table:number-columns-repeated="2"/>
        </table:table-row>
        <table:table-row table:style-name="ro13">
          <table:table-cell table:style-name="ce3" office:value-type="string">
            <text:p>c.7</text:p>
          </table:table-cell>
          <table:table-cell table:style-name="ce3" office:value-type="string">
            <text:p>Predefined filter - “Out for Review” - enable</text:p>
          </table:table-cell>
          <table:table-cell table:style-name="ce3"/>
          <table:table-cell table:style-name="ce8"/>
          <table:table-cell table:style-name="ce8" office:value-type="string">
            <text:p>as above c.3 but for “Out for Review” reviews</text:p>
          </table:table-cell>
          <table:table-cell table:style-name="ce8" office:value-type="string">
            <text:p>as above c.3 but with “Out for Review” reviews as result 2</text:p>
          </table:table-cell>
          <table:table-cell table:number-columns-repeated="2"/>
        </table:table-row>
        <table:table-row table:style-name="ro1">
          <table:table-cell table:style-name="ce3" office:value-type="string">
            <text:p>c.8</text:p>
          </table:table-cell>
          <table:table-cell table:style-name="ce3" office:value-type="string">
            <text:p>Predefined filter - “Drafts” - enable</text:p>
          </table:table-cell>
          <table:table-cell table:style-name="ce3"/>
          <table:table-cell table:style-name="ce8"/>
          <table:table-cell table:style-name="ce8" office:value-type="string">
            <text:p>as above c.3 but for “Drafts” reviews</text:p>
          </table:table-cell>
          <table:table-cell table:style-name="ce8" office:value-type="string">
            <text:p>as above c.3 but with “Drafts” reviews as result 2</text:p>
          </table:table-cell>
          <table:table-cell table:number-columns-repeated="2"/>
        </table:table-row>
        <table:table-row table:style-name="ro1">
          <table:table-cell table:style-name="ce3" office:value-type="string">
            <text:p>c.9</text:p>
          </table:table-cell>
          <table:table-cell table:style-name="ce3" office:value-type="string">
            <text:p>Predefined filter - “Closed” - enable</text:p>
          </table:table-cell>
          <table:table-cell table:style-name="ce3"/>
          <table:table-cell table:style-name="ce8"/>
          <table:table-cell table:style-name="ce8" office:value-type="string">
            <text:p>as above c.3 but for “Closed” reviews</text:p>
          </table:table-cell>
          <table:table-cell table:style-name="ce8" office:value-type="string">
            <text:p>as above c.3 but with “Closed” reviews as result 2</text:p>
          </table:table-cell>
          <table:table-cell table:number-columns-repeated="2"/>
        </table:table-row>
        <table:table-row table:style-name="ro1">
          <table:table-cell table:style-name="ce3" office:value-type="string">
            <text:p>c.10</text:p>
          </table:table-cell>
          <table:table-cell table:style-name="ce23" office:value-type="string">
            <text:p>Predefined filter - “Abandoned” - enable</text:p>
          </table:table-cell>
          <table:table-cell table:style-name="ce3"/>
          <table:table-cell table:style-name="ce8"/>
          <table:table-cell table:style-name="ce8" office:value-type="string">
            <text:p>as above c.3 but for “Abandoned” reviews</text:p>
          </table:table-cell>
          <table:table-cell table:style-name="ce8" office:value-type="string">
            <text:p>as above c.3 but with “Abandoned” reviews as result 2</text:p>
          </table:table-cell>
          <table:table-cell table:number-columns-repeated="2"/>
        </table:table-row>
        <table:table-row table:style-name="ro1">
          <table:table-cell table:style-name="ce3" office:value-type="string">
            <text:p>c.11</text:p>
          </table:table-cell>
          <table:table-cell table:style-name="ce3" office:value-type="string">
            <text:p>Predefined filter - “All Open” - enable</text:p>
          </table:table-cell>
          <table:table-cell table:style-name="ce3"/>
          <table:table-cell table:style-name="ce8"/>
          <table:table-cell table:style-name="ce8" office:value-type="string">
            <text:p>as above c.3 but for “All Open” reviews</text:p>
          </table:table-cell>
          <table:table-cell table:style-name="ce8" office:value-type="string">
            <text:p>as above c.3 but with “All Open” reviews as result 2</text:p>
          </table:table-cell>
          <table:table-cell table:number-columns-repeated="2"/>
        </table:table-row>
        <table:table-row table:style-name="ro1">
          <table:table-cell table:style-name="ce3" office:value-type="string">
            <text:p>c.12</text:p>
          </table:table-cell>
          <table:table-cell table:style-name="ce3" office:value-type="string">
            <text:p>Predefined filter - “All Closed” - enable</text:p>
          </table:table-cell>
          <table:table-cell table:style-name="ce3"/>
          <table:table-cell table:style-name="ce8"/>
          <table:table-cell table:style-name="ce8" office:value-type="string">
            <text:p>as above c.3 but for “All Closed” reviews</text:p>
          </table:table-cell>
          <table:table-cell table:style-name="ce8" office:value-type="string">
            <text:p>as above c.3 but with “All Closed” reviews as result 2</text:p>
          </table:table-cell>
          <table:table-cell table:number-columns-repeated="2"/>
        </table:table-row>
        <table:table-row table:style-name="ro1">
          <table:table-cell table:style-name="ce3" office:value-type="string">
            <text:p>c.13</text:p>
          </table:table-cell>
          <table:table-cell table:style-name="ce3" office:value-type="string">
            <text:p>Predefined filter - “All” - enable</text:p>
          </table:table-cell>
          <table:table-cell table:style-name="ce3"/>
          <table:table-cell table:style-name="ce8"/>
          <table:table-cell table:style-name="ce8" office:value-type="string">
            <text:p>as above c.3 but for “All” reviews</text:p>
          </table:table-cell>
          <table:table-cell table:style-name="ce8" office:value-type="string">
            <text:p>as above c.3 but with “All” reviews as result 2</text:p>
          </table:table-cell>
          <table:table-cell table:number-columns-repeated="2"/>
        </table:table-row>
        <table:table-row table:style-name="ro6">
          <table:table-cell table:style-name="ce3" office:value-type="string">
            <text:p>c.14</text:p>
          </table:table-cell>
          <table:table-cell table:style-name="ce3" office:value-type="string">
            <text:p>Predefined filter - “To Review” - disable</text:p>
          </table:table-cell>
          <table:table-cell table:style-name="ce3"/>
          <table:table-cell table:style-name="ce8" office:value-type="string">
            <text:p>1. Enabled filter “To Review”</text:p>
            <text:p>2. Collapsible table “To review” visible</text:p>
          </table:table-cell>
          <table:table-cell table:style-name="ce8" office:value-type="string">
            <text:p>1. Select “Crucible” tab</text:p>
            <text:p>2. Click on “Funnel” icon in toolbar</text:p>
            <text:p>3. Uncheck <text:s/>“to review”</text:p>
            <text:p>4. Check result 1</text:p>
            <text:p/>
          </table:table-cell>
          <table:table-cell table:style-name="ce8" office:value-type="string">
            <text:p><text:span text:style-name="T2">result 1 </text:span><text:span text:style-name="T3">Collapsible table “To </text:span><text:span text:style-name="T3">review” disappears and “To review” </text:span><text:span text:style-name="T3">in is unchecked</text:span></text:p>
          </table:table-cell>
          <table:table-cell table:number-columns-repeated="2"/>
        </table:table-row>
        <table:table-row table:style-name="ro1">
          <table:table-cell table:style-name="ce3" office:value-type="string">
            <text:p>c.15</text:p>
          </table:table-cell>
          <table:table-cell table:style-name="ce3" office:value-type="string">
            <text:p>Predefined filter - “Open” - disable</text:p>
          </table:table-cell>
          <table:table-cell table:style-name="ce3"/>
          <table:table-cell table:number-columns-repeated="2" table:style-name="ce8" office:value-type="string">
            <text:p>as above c.13 but for “”</text:p>
          </table:table-cell>
          <table:table-cell table:style-name="ce3" office:value-type="string">
            <text:p>as above c.13 but for “”</text:p>
          </table:table-cell>
          <table:table-cell table:number-columns-repeated="2"/>
        </table:table-row>
        <table:table-row table:style-name="ro1">
          <table:table-cell table:style-name="ce3" office:value-type="string">
            <text:p>c.16</text:p>
          </table:table-cell>
          <table:table-cell table:style-name="ce3" office:value-type="string">
            <text:p>Predefined filter - “Require My Approval” - disable</text:p>
          </table:table-cell>
          <table:table-cell table:style-name="ce3"/>
          <table:table-cell table:number-columns-repeated="2" table:style-name="ce8" office:value-type="string">
            <text:p>as above c.13 but for “Require Approval”</text:p>
          </table:table-cell>
          <table:table-cell table:style-name="ce3" office:value-type="string">
            <text:p>as above c.13 but for “Require Approval”</text:p>
          </table:table-cell>
          <table:table-cell table:number-columns-repeated="2"/>
        </table:table-row>
        <table:table-row table:style-name="ro1">
          <table:table-cell table:style-name="ce3" office:value-type="string">
            <text:p>c.17</text:p>
          </table:table-cell>
          <table:table-cell table:style-name="ce3" office:value-type="string">
            <text:p>Predefined filter - “To Summarize” - disable</text:p>
          </table:table-cell>
          <table:table-cell table:style-name="ce3"/>
          <table:table-cell table:number-columns-repeated="2" table:style-name="ce8" office:value-type="string">
            <text:p>as above c.13 but for “To Summarize”</text:p>
          </table:table-cell>
          <table:table-cell table:style-name="ce3" office:value-type="string">
            <text:p>as above c.13 but for “To Summarize”</text:p>
          </table:table-cell>
          <table:table-cell table:number-columns-repeated="2"/>
        </table:table-row>
        <table:table-row table:style-name="ro1">
          <table:table-cell table:style-name="ce3" office:value-type="string">
            <text:p>c.18</text:p>
          </table:table-cell>
          <table:table-cell table:style-name="ce3" office:value-type="string">
            <text:p>Predefined filter - “Out for Review” - disable</text:p>
          </table:table-cell>
          <table:table-cell table:style-name="ce3"/>
          <table:table-cell table:number-columns-repeated="2" table:style-name="ce8" office:value-type="string">
            <text:p>as above c.13 but for “Out For Review”</text:p>
          </table:table-cell>
          <table:table-cell table:style-name="ce3" office:value-type="string">
            <text:p>as above c.13 but for “Out For Review”</text:p>
          </table:table-cell>
          <table:table-cell table:number-columns-repeated="2"/>
        </table:table-row>
        <table:table-row table:style-name="ro1">
          <table:table-cell table:style-name="ce3" office:value-type="string">
            <text:p>c.19</text:p>
          </table:table-cell>
          <table:table-cell table:style-name="ce3" office:value-type="string">
            <text:p>Predefined filter - “Drafts” - disable</text:p>
          </table:table-cell>
          <table:table-cell table:style-name="ce3"/>
          <table:table-cell table:number-columns-repeated="2" table:style-name="ce8" office:value-type="string">
            <text:p>as above c.13 but for “Drafts”</text:p>
          </table:table-cell>
          <table:table-cell table:style-name="ce3" office:value-type="string">
            <text:p>as above c.13 but for “Drafts”</text:p>
          </table:table-cell>
          <table:table-cell table:number-columns-repeated="2"/>
        </table:table-row>
        <table:table-row table:style-name="ro1">
          <table:table-cell table:style-name="ce3" office:value-type="string">
            <text:p>c.20</text:p>
          </table:table-cell>
          <table:table-cell table:style-name="ce3" office:value-type="string">
            <text:p>Predefined filter - “Closed” - disable</text:p>
          </table:table-cell>
          <table:table-cell table:style-name="ce3"/>
          <table:table-cell table:number-columns-repeated="2" table:style-name="ce8" office:value-type="string">
            <text:p>as above c.13 but for “Closed”</text:p>
          </table:table-cell>
          <table:table-cell table:style-name="ce3" office:value-type="string">
            <text:p>as above c.13 but for “Closed”</text:p>
          </table:table-cell>
          <table:table-cell table:number-columns-repeated="2"/>
        </table:table-row>
        <table:table-row table:style-name="ro1">
          <table:table-cell table:style-name="ce3" office:value-type="string">
            <text:p>c.21</text:p>
          </table:table-cell>
          <table:table-cell table:style-name="ce23" office:value-type="string">
            <text:p>Predefined filter - “Abandoned” - disable</text:p>
          </table:table-cell>
          <table:table-cell table:style-name="ce3"/>
          <table:table-cell table:number-columns-repeated="2" table:style-name="ce8" office:value-type="string">
            <text:p>as above c.13 but for “Abandoned”</text:p>
          </table:table-cell>
          <table:table-cell table:style-name="ce3" office:value-type="string">
            <text:p>as above c.13 but for “Abandoned”</text:p>
          </table:table-cell>
          <table:table-cell table:number-columns-repeated="2"/>
        </table:table-row>
        <table:table-row table:style-name="ro1">
          <table:table-cell table:style-name="ce3" office:value-type="string">
            <text:p>c.22</text:p>
          </table:table-cell>
          <table:table-cell table:style-name="ce3" office:value-type="string">
            <text:p>Predefined filter - “All Open” - disable</text:p>
          </table:table-cell>
          <table:table-cell table:style-name="ce3"/>
          <table:table-cell table:number-columns-repeated="2" table:style-name="ce8" office:value-type="string">
            <text:p>as above c.13 but for “All Open”</text:p>
          </table:table-cell>
          <table:table-cell table:style-name="ce3" office:value-type="string">
            <text:p>as above c.13 but for “All Open”</text:p>
          </table:table-cell>
          <table:table-cell table:number-columns-repeated="2"/>
        </table:table-row>
        <table:table-row table:style-name="ro1">
          <table:table-cell table:style-name="ce3" office:value-type="string">
            <text:p>c.23</text:p>
          </table:table-cell>
          <table:table-cell table:style-name="ce3" office:value-type="string">
            <text:p>Predefined filter - “All Closed” - disable</text:p>
          </table:table-cell>
          <table:table-cell table:style-name="ce3"/>
          <table:table-cell table:number-columns-repeated="2" table:style-name="ce8" office:value-type="string">
            <text:p>as above c.13 but for “All Closed”</text:p>
          </table:table-cell>
          <table:table-cell table:style-name="ce3" office:value-type="string">
            <text:p>as above c.13 but for “All Closed”</text:p>
          </table:table-cell>
          <table:table-cell table:number-columns-repeated="2"/>
        </table:table-row>
        <table:table-row table:style-name="ro1">
          <table:table-cell table:style-name="ce3" office:value-type="string">
            <text:p>c.24</text:p>
          </table:table-cell>
          <table:table-cell table:style-name="ce3" office:value-type="string">
            <text:p>Predefined filter - “All” - disable</text:p>
          </table:table-cell>
          <table:table-cell table:style-name="ce3"/>
          <table:table-cell table:number-columns-repeated="2" table:style-name="ce8" office:value-type="string">
            <text:p>as above c.13 but for “All”</text:p>
          </table:table-cell>
          <table:table-cell table:style-name="ce3" office:value-type="string">
            <text:p>as above c.13 but for “All”</text:p>
          </table:table-cell>
          <table:table-cell table:number-columns-repeated="2"/>
        </table:table-row>
        <table:table-row table:style-name="ro5">
          <table:table-cell table:style-name="ce3" office:value-type="string">
            <text:p>c.25</text:p>
          </table:table-cell>
          <table:table-cell table:style-name="ce3" office:value-type="string">
            <text:p>Refresh reviews – success</text:p>
          </table:table-cell>
          <table:table-cell table:style-name="ce3"/>
          <table:table-cell table:style-name="ce8"/>
          <table:table-cell table:style-name="ce16" office:value-type="string">
            <text:p>1. Select “Crucible” tab</text:p>
            <text:p>2. Click “Double arrows” refresh button</text:p>
            <text:p>3. Check result 1</text:p>
            <text:p>4. Go to selected (and configured for plugin) Bamboo server make build plan to fail </text:p>
            <text:p>5. Click “refresh” button”</text:p>
            <text:p>6. Check result 2</text:p>
          </table:table-cell>
          <table:table-cell table:style-name="ce8" office:value-type="string">
            <text:p><text:span text:style-name="T2">result 1</text:span>. List presents all build plan statuses for Bamboo servers defined in plugin configuration</text:p>
            <text:p><text:span text:style-name="T2">result 2 </text:span><text:span text:style-name="T3">selected plan failed</text:span></text:p>
          </table:table-cell>
          <table:table-cell table:style-name="ce19" office:value-type="string">
            <text:p>you can use<text:span text:style-name="T7"> </text:span><text:span text:style-name="T7">com.atlassian.theplugin.bamboo.Fa</text:span><text:span text:style-name="T7">keBambooRefreshTest</text:span></text:p>
          </table:table-cell>
          <table:table-cell/>
        </table:table-row>
        <table:table-row table:style-name="ro3">
          <table:table-cell table:style-name="ce3" office:value-type="string">
            <text:p>c.26</text:p>
          </table:table-cell>
          <table:table-cell office:value-type="string">
            <text:p>Expand all review - collapsible tables</text:p>
          </table:table-cell>
          <table:table-cell/>
          <table:table-cell office:value-type="string">
            <text:p>1. At least 3 tables are visible (to, review, open, drafts)</text:p>
            <text:p>2. Two are closed and one is open</text:p>
          </table:table-cell>
          <table:table-cell office:value-type="string">
            <text:p>1. Select “Crucible” tab”</text:p>
            <text:p>2.Click on “Expand All” button in toolbar</text:p>
            <text:p>3.Check result 1</text:p>
          </table:table-cell>
          <table:table-cell office:value-type="string">
            <text:p><text:span text:style-name="T2">result 1 </text:span><text:span text:style-name="T3">All visible collapsible </text:span><text:span text:style-name="T3">review tables are expanded</text:span></text:p>
          </table:table-cell>
          <table:table-cell table:number-columns-repeated="2"/>
        </table:table-row>
        <table:table-row table:style-name="ro3">
          <table:table-cell table:style-name="ce3" office:value-type="string">
            <text:p>c.27</text:p>
          </table:table-cell>
          <table:table-cell office:value-type="string">
            <text:p>Collapse all review – collapsible tables</text:p>
          </table:table-cell>
          <table:table-cell/>
          <table:table-cell office:value-type="string">
            <text:p>2. At least 1 tables are visible (to, review, open, drafts) 2. One is closed and two are open</text:p>
          </table:table-cell>
          <table:table-cell office:value-type="string">
            <text:p>2. Select “Crucible” tab” </text:p>
            <text:p>2.Click on “Collapse All” button in toolbar </text:p>
            <text:p>3.Check result 1</text:p>
          </table:table-cell>
          <table:table-cell office:value-type="string">
            <text:p><text:span text:style-name="T2">result 1 </text:span><text:span text:style-name="T3">All visible collapsible </text:span><text:span text:style-name="T3">review tables are collapsed</text:span></text:p>
          </table:table-cell>
          <table:table-cell table:number-columns-repeated="2"/>
        </table:table-row>
        <table:table-row table:style-name="ro6">
          <table:table-cell table:style-name="ce3" office:value-type="string">
            <text:p>c.28</text:p>
          </table:table-cell>
          <table:table-cell office:value-type="string">
            <text:p>View review in browser - “To Review”</text:p>
          </table:table-cell>
          <table:table-cell/>
          <table:table-cell office:value-type="string">
            <text:p>1. “To Review” collapsible panel is displayed and is not empty</text:p>
          </table:table-cell>
          <table:table-cell office:value-type="string">
            <text:p>1. Select “Crucible” tab</text:p>
            <text:p>2. Right click on “to review” review</text:p>
            <text:p>3. Check result 1</text:p>
            <text:p>4. Click “View review in browser”</text:p>
            <text:p>5. Check result 2</text:p>
          </table:table-cell>
          <table:table-cell table:style-name="ce25" office:value-type="string">
            <text:p>result 1<text:span text:style-name="T3"> Menu is displayed with </text:span><text:span text:style-name="T3">“View review in browser”, “Get </text:span><text:span text:style-name="T3">Comments”</text:span></text:p>
            <text:p><text:span text:style-name="T2">result 2 </text:span><text:span text:style-name="T3">Browser is opened and </text:span><text:span text:style-name="T3">shows specified review on specified </text:span><text:span text:style-name="T3">Crucible server </text:span></text:p>
          </table:table-cell>
          <table:table-cell table:number-columns-repeated="2"/>
        </table:table-row>
        <table:table-row table:style-name="ro2">
          <table:table-cell table:style-name="ce3" office:value-type="string">
            <text:p>c.29</text:p>
          </table:table-cell>
          <table:table-cell office:value-type="string">
            <text:p>.....other statuses....</text:p>
          </table:table-cell>
          <table:table-cell table:number-columns-repeated="6"/>
        </table:table-row>
        <table:table-row table:style-name="ro11">
          <table:table-cell table:style-name="ce3" office:value-type="string">
            <text:p>c.30</text:p>
          </table:table-cell>
          <table:table-cell office:value-type="string">
            <text:p>Create pre-commit review</text:p>
          </table:table-cell>
          <table:table-cell/>
          <table:table-cell office:value-type="string">
            <text:p>1. At least one file is ready to commit</text:p>
            <text:p>2. Valid Crucible server is configured</text:p>
          </table:table-cell>
          <table:table-cell office:value-type="string">
            <text:p>1.Open Commit Dialog in IDEA</text:p>
            <text:p>2. Select files to commit</text:p>
            <text:p>3. Fill in Comment</text:p>
            <text:p>4. Click “Crucible Patch...”</text:p>
            <text:p>5. Click “Crucible Patch” button</text:p>
            <text:p>6. Check result 1</text:p>
            <text:p>7. Fill in all fields</text:p>
            <text:p>8. Check “Open browser to complete review creation”</text:p>
            <text:p>9. Click “Create review”</text:p>
            <text:p>10. Check result 2</text:p>
          </table:table-cell>
          <table:table-cell office:value-type="string">
            <text:p><text:span text:style-name="T2">result 1 </text:span><text:span text:style-name="T3">“Create Patch Review” </text:span><text:span text:style-name="T3">window is open</text:span></text:p>
            <text:p><text:span text:style-name="T2">result 2</text:span><text:span text:style-name="T3"> New review is created and </text:span><text:span text:style-name="T3">browser window is open showing </text:span><text:span text:style-name="T3">that review.</text:span></text:p>
          </table:table-cell>
          <table:table-cell table:number-columns-repeated="2"/>
        </table:table-row>
        <table:table-row table:style-name="ro13">
          <table:table-cell table:style-name="ce3" office:value-type="string">
            <text:p>c.31</text:p>
          </table:table-cell>
          <table:table-cell office:value-type="string">
            <text:p>Create pre-commit review – draft</text:p>
          </table:table-cell>
          <table:table-cell/>
          <table:table-cell office:value-type="string">
            <text:p>as above c.30</text:p>
          </table:table-cell>
          <table:table-cell office:value-type="string">
            <text:p>as above c.30 but additionally check “Save as draft”</text:p>
          </table:table-cell>
          <table:table-cell office:value-type="string">
            <text:p>as above but review is Draft</text:p>
          </table:table-cell>
          <table:table-cell table:number-columns-repeated="2"/>
        </table:table-row>
        <table:table-row table:style-name="ro9">
          <table:table-cell table:style-name="ce3" office:value-type="string">
            <text:p>c.32</text:p>
          </table:table-cell>
          <table:table-cell office:value-type="string">
            <text:p>Create post-commit review</text:p>
          </table:table-cell>
          <table:table-cell/>
          <table:table-cell office:value-type="string">
            <text:p>1. Created change set</text:p>
          </table:table-cell>
          <table:table-cell office:value-type="string">
            <text:p>1. Select IDEA “Changes” window</text:p>
            <text:p>2. Select “Repository” tab</text:p>
            <text:p>3. Select change set</text:p>
            <text:p>4. Click on “Create review” button in toolbar</text:p>
            <text:p>5. Check result 1</text:p>
            <text:p>6. Fill in all fields</text:p>
            <text:p><text:span text:style-name="T1">7. Check “Open browser to </text:span><text:span text:style-name="T1">complete review creation”</text:span></text:p>
            <text:p><text:span text:style-name="T1">8. Click “Create review”</text:span></text:p>
            <text:p><text:span text:style-name="T1">9. Check result 2</text:span></text:p>
          </table:table-cell>
          <table:table-cell table:style-name="ce25" office:value-type="string">
            <text:p>result 1 “<text:span text:style-name="T3">Create Review” window is </text:span><text:span text:style-name="T3">open</text:span></text:p>
            <text:p><text:span text:style-name="T8">result 2</text:span><text:span text:style-name="T9"> New review is created and </text:span><text:span text:style-name="T9">browser window is open showing </text:span><text:span text:style-name="T9">that review.</text:span></text:p>
          </table:table-cell>
          <table:table-cell table:number-columns-repeated="2"/>
        </table:table-row>
        <table:table-row table:style-name="ro4">
          <table:table-cell table:style-name="ce3" office:value-type="string">
            <text:p>c.33</text:p>
          </table:table-cell>
          <table:table-cell office:value-type="string">
            <text:p>View change set</text:p>
          </table:table-cell>
          <table:table-cell/>
          <table:table-cell office:value-type="string">
            <text:p>1.Created change set</text:p>
          </table:table-cell>
          <table:table-cell office:value-type="string">
            <text:p>1. Select IDEA “Changes” window</text:p>
            <text:p>2. Select “Repository” tab</text:p>
            <text:p>3. Select change set</text:p>
            <text:p>4. Click on “View change set” button in toolbar</text:p>
            <text:p>5. Check result 1</text:p>
            <text:p>6. Fill in all fields</text:p>
            <text:p><text:span text:style-name="T1">7. Click “View Revision” button</text:span></text:p>
            <text:p><text:span text:style-name="T1">9. Check result 2</text:span></text:p>
          </table:table-cell>
          <table:table-cell office:value-type="string">
            <text:p><text:span text:style-name="T2">result 1</text:span><text:span text:style-name="T3"> “View revision” window is </text:span><text:span text:style-name="T3">open. </text:span></text:p>
            <text:p><text:span text:style-name="T2">result 2</text:span><text:span text:style-name="T3"> Browser is open and </text:span><text:span text:style-name="T3">indicates FishEye selected change </text:span><text:span text:style-name="T3">set</text:span></text:p>
          </table:table-cell>
          <table:table-cell table:number-columns-repeated="2"/>
        </table:table-row>
        <table:table-row table:style-name="ro2" table:number-rows-repeated="65501">
          <table:table-cell table:number-columns-repeated="8"/>
        </table:table-row>
        <table:table-row table:style-name="ro2">
          <table:table-cell table:number-columns-repeated="8"/>
        </table:table-row>
      </table:table>
      <table:table table:name="JIRA" table:style-name="ta3" table:print="false">
        <office:forms form:automatic-focus="false" form:apply-design-mode="false"/>
        <table:table-column table:style-name="co20" table:default-cell-style-name="ce28"/>
        <table:table-column table:style-name="co21" table:default-cell-style-name="Default"/>
        <table:table-column table:style-name="co22" table:default-cell-style-name="Default"/>
        <table:table-column table:style-name="co23" table:default-cell-style-name="ce11"/>
        <table:table-column table:style-name="co24" table:default-cell-style-name="ce11"/>
        <table:table-column table:style-name="co25" table:default-cell-style-name="ce11"/>
        <table:table-column table:style-name="co20" table:number-columns-repeated="2" table:default-cell-style-name="Default"/>
        <table:table-row table:style-name="ro1">
          <table:table-cell table:style-name="ce26" office:value-type="string">
            <text:p>Number</text:p>
          </table:table-cell>
          <table:table-cell table:style-name="ce1" office:value-type="string">
            <text:p>Test name</text:p>
          </table:table-cell>
          <table:table-cell table:style-name="ce1" office:value-type="string">
            <text:p>Test description</text:p>
          </table:table-cell>
          <table:table-cell table:style-name="ce7" office:value-type="string">
            <text:p>Conditions</text:p>
          </table:table-cell>
          <table:table-cell table:style-name="ce7" office:value-type="string">
            <text:p>Test path</text:p>
          </table:table-cell>
          <table:table-cell table:style-name="ce7" office:value-type="string">
            <text:p>Test result</text:p>
          </table:table-cell>
          <table:table-cell table:style-name="ce17" office:value-type="string">
            <text:p>comment</text:p>
          </table:table-cell>
          <table:table-cell table:style-name="ce20" office:value-type="float" office:value="1.6">
            <text:p>1.6</text:p>
          </table:table-cell>
        </table:table-row>
        <table:table-row table:style-name="ro3">
          <table:table-cell table:style-name="ce13" office:value-type="string">
            <text:p>j.1</text:p>
          </table:table-cell>
          <table:table-cell table:style-name="ce14" office:value-type="string">
            <text:p>Configuration open button</text:p>
          </table:table-cell>
          <table:table-cell table:style-name="ce14"/>
          <table:table-cell table:style-name="ce24"/>
          <table:table-cell table:style-name="ce15" office:value-type="string">
            <text:p>1. Select “JIRA” tab</text:p>
            <text:p>2. Click on icon with “wrench”</text:p>
            <text:p>3. check result 1</text:p>
          </table:table-cell>
          <table:table-cell table:style-name="ce15" office:value-type="string">
            <text:p>result 1. Plugin configuration window is open</text:p>
          </table:table-cell>
          <table:table-cell table:number-columns-repeated="2"/>
        </table:table-row>
        <table:table-row table:style-name="ro7">
          <table:table-cell table:style-name="ce27" office:value-type="string">
            <text:p>j.2</text:p>
          </table:table-cell>
          <table:table-cell table:style-name="ce3" office:value-type="string">
            <text:p>Help </text:p>
          </table:table-cell>
          <table:table-cell table:style-name="ce3"/>
          <table:table-cell table:style-name="ce8"/>
          <table:table-cell table:style-name="ce8" office:value-type="string">
            <text:p>1. Select “JIRA” tab</text:p>
            <text:p>2. Click on “?” help icon (circle with question mark inside)</text:p>
            <text:p>3. check result 1</text:p>
          </table:table-cell>
          <table:table-cell table:style-name="ce9" office:value-type="string">
            <text:p>result 1.<text:span text:style-name="T3"> New page should be </text:span><text:span text:style-name="T3">opened in browser <text:s/></text:span></text:p>
            <text:p><text:span text:style-name="T3"><text:a xlink:href="http://confluence.atlassian.com/display/IDEPLUGIN/Using+JIRA+in+your+Plugin">http://confluence.atlassian.com/display/IDEPLUGIN/Using+JIRA+in+your+Plugin</text:a></text:span></text:p>
          </table:table-cell>
          <table:table-cell table:number-columns-repeated="2"/>
        </table:table-row>
        <table:table-row table:style-name="ro3">
          <table:table-cell office:value-type="string">
            <text:p>j.3</text:p>
          </table:table-cell>
          <table:table-cell office:value-type="string">
            <text:p>Select JIRA server</text:p>
          </table:table-cell>
          <table:table-cell/>
          <table:table-cell office:value-type="string">
            <text:p>1. At least one JIRA server is defined in configuration that returns issues</text:p>
          </table:table-cell>
          <table:table-cell office:value-type="string">
            <text:p>1. Select “JIRA” tab</text:p>
            <text:p>2. Select server from combo box</text:p>
            <text:p>3.Chcek result 1</text:p>
          </table:table-cell>
          <table:table-cell office:value-type="string">
            <text:p><text:span text:style-name="T2">result 1. </text:span><text:span text:style-name="T3">Issues from selected </text:span><text:span text:style-name="T3">server are displayed</text:span></text:p>
          </table:table-cell>
          <table:table-cell table:number-columns-repeated="2"/>
        </table:table-row>
        <table:table-row table:style-name="ro7">
          <table:table-cell office:value-type="string">
            <text:p>j.4</text:p>
          </table:table-cell>
          <table:table-cell office:value-type="string">
            <text:p>Use server filters – checked</text:p>
          </table:table-cell>
          <table:table-cell/>
          <table:table-cell office:value-type="string">
            <text:p>1. At least one JIRA server is defined in configuration that returns issues</text:p>
          </table:table-cell>
          <table:table-cell office:value-type="string">
            <text:p>1. Select “JIRA” tab</text:p>
            <text:p>2. Check “Use server filters”</text:p>
            <text:p>3. Check result 1</text:p>
            <text:p/>
          </table:table-cell>
          <table:table-cell table:style-name="ce25" office:value-type="string">
            <text:p>result 1 <text:span text:style-name="T3">Combo box in the same </text:span><text:span text:style-name="T3">row contains all JIRA filter names </text:span><text:span text:style-name="T3">that are accessible and defined for </text:span><text:span text:style-name="T3">given JIRa user</text:span></text:p>
          </table:table-cell>
          <table:table-cell table:number-columns-repeated="2"/>
        </table:table-row>
        <table:table-row table:style-name="ro3">
          <table:table-cell office:value-type="string">
            <text:p>j.5</text:p>
          </table:table-cell>
          <table:table-cell office:value-type="string">
            <text:p>Use server filters - unchecked</text:p>
          </table:table-cell>
          <table:table-cell table:number-columns-repeated="2"/>
          <table:table-cell office:value-type="string">
            <text:p>1. Select “JIRA” tab</text:p>
            <text:p>2. Uncheck “Use server filters”</text:p>
            <text:p>3. Check result 1</text:p>
          </table:table-cell>
          <table:table-cell table:style-name="ce25" office:value-type="string">
            <text:p>result 1 <text:span text:style-name="T3">Combobox with filters' </text:span><text:span text:style-name="T3">names is disabled and grayed</text:span></text:p>
          </table:table-cell>
          <table:table-cell table:number-columns-repeated="2"/>
        </table:table-row>
        <table:table-row table:style-name="ro7">
          <table:table-cell office:value-type="string">
            <text:p>j.6</text:p>
          </table:table-cell>
          <table:table-cell office:value-type="string">
            <text:p>Select Server side JIRA filter</text:p>
          </table:table-cell>
          <table:table-cell/>
          <table:table-cell office:value-type="string">
            <text:p>1. At least one JIRA server is defined in configuration that returns issues</text:p>
          </table:table-cell>
          <table:table-cell office:value-type="string">
            <text:p>1. Select “JIRA” tab</text:p>
            <text:p>2. Check “Use server filters” </text:p>
            <text:p>3. Select JIRA filter from combo box</text:p>
            <text:p>4. Check result 1 </text:p>
          </table:table-cell>
          <table:table-cell table:style-name="ce25" office:value-type="string">
            <text:p>result 1 <text:span text:style-name="T3">List of issues is identical to </text:span><text:span text:style-name="T3">the one displayed in browser by </text:span><text:span text:style-name="T3">JIRA</text:span></text:p>
          </table:table-cell>
          <table:table-cell table:number-columns-repeated="2"/>
        </table:table-row>
        <table:table-row table:style-name="ro10">
          <table:table-cell office:value-type="string">
            <text:p>j.7</text:p>
          </table:table-cell>
          <table:table-cell office:value-type="string">
            <text:p>Next previous issue page</text:p>
          </table:table-cell>
          <table:table-cell/>
          <table:table-cell office:value-type="string">
            <text:p>1. At least one JIRA server is defined in configuration that returns more than 50 issues</text:p>
          </table:table-cell>
          <table:table-cell office:value-type="string">
            <text:p>1. Select “JIRA” tab</text:p>
            <text:p>2. Check “Use server filters” <text:s/></text:p>
            <text:p>3. Select JIRA filter from combo box </text:p>
            <text:p>4. Check result 1 </text:p>
            <text:p>5. Click on “Right Arrow” icon (go next result page)</text:p>
            <text:p>6. Check result 2</text:p>
          </table:table-cell>
          <table:table-cell table:style-name="ce25" office:value-type="string">
            <text:p>result 1<text:span text:style-name="T3"> List of issues is displayed </text:span><text:span text:style-name="T3">according to selected filter</text:span></text:p>
            <text:p><text:span text:style-name="T2">result 2</text:span><text:span text:style-name="T3"> Issues from 50-&gt;99 are </text:span><text:span text:style-name="T3">displayed.</text:span></text:p>
            <text:p><text:span text:style-name="T3">Issues are displayed in 50 items </text:span><text:span text:style-name="T3">groups</text:span></text:p>
          </table:table-cell>
          <table:table-cell table:number-columns-repeated="2"/>
        </table:table-row>
        <table:table-row table:style-name="ro10">
          <table:table-cell office:value-type="string">
            <text:p>j.8</text:p>
          </table:table-cell>
          <table:table-cell office:value-type="string">
            <text:p>Add JIRA issue – create</text:p>
          </table:table-cell>
          <table:table-cell table:number-columns-repeated="2"/>
          <table:table-cell office:value-type="string">
            <text:p>1. Select “JIRA” tab</text:p>
            <text:p>2. Click on “+” icon </text:p>
            <text:p>3. Check result 1</text:p>
            <text:p>4. Add summary, description, assignee </text:p>
            <text:p>5. Click “Create” button</text:p>
            <text:p>6. Check result 2</text:p>
          </table:table-cell>
          <table:table-cell table:style-name="ce25" office:value-type="string">
            <text:p>result 1 <text:span text:style-name="T3">“Create JIRA Issue” </text:span><text:span text:style-name="T3">window is open. Combo box : </text:span><text:span text:style-name="T3">Project, Type and priority is filled in </text:span><text:span text:style-name="T3">values taken from JIRA server</text:span></text:p>
            <text:p><text:span text:style-name="T2">result 2. </text:span><text:span text:style-name="T3">“Create JIRA Issue” </text:span><text:span text:style-name="T3">window is closed and new issue on </text:span><text:span text:style-name="T3">server is created.</text:span></text:p>
          </table:table-cell>
          <table:table-cell table:number-columns-repeated="2"/>
        </table:table-row>
        <table:table-row table:style-name="ro10">
          <table:table-cell office:value-type="string">
            <text:p>j.9</text:p>
          </table:table-cell>
          <table:table-cell office:value-type="string">
            <text:p>Add JIRA issue – cancel</text:p>
          </table:table-cell>
          <table:table-cell table:number-columns-repeated="2"/>
          <table:table-cell office:value-type="string">
            <text:p>1. Select “JIRA” tab</text:p>
            <text:p>2. Click on “+” icon </text:p>
            <text:p>3. Check result 1</text:p>
            <text:p>4. Add summary, description, assignee </text:p>
            <text:p>5. Click “Cancel” button</text:p>
            <text:p>6. Check result 2</text:p>
          </table:table-cell>
          <table:table-cell table:style-name="ce25" office:value-type="string">
            <text:p>result 1 <text:span text:style-name="T3">“Create JIRA Issue” </text:span><text:span text:style-name="T3">window is open. Combo box : </text:span><text:span text:style-name="T3">Project, Type and priority is filled in </text:span><text:span text:style-name="T3">values taken from JIRA server</text:span></text:p>
            <text:p><text:span text:style-name="T2">result 2. </text:span><text:span text:style-name="T3">“Create JIRA Issue” </text:span><text:span text:style-name="T3">window is closed and nothing else </text:span><text:span text:style-name="T3">happens.</text:span></text:p>
          </table:table-cell>
          <table:table-cell table:number-columns-repeated="2"/>
        </table:table-row>
        <table:table-row table:style-name="ro8">
          <table:table-cell office:value-type="string">
            <text:p>j.10</text:p>
          </table:table-cell>
          <table:table-cell office:value-type="string">
            <text:p>Quick search</text:p>
          </table:table-cell>
          <table:table-cell table:number-columns-repeated="2"/>
          <table:table-cell office:value-type="string">
            <text:p>1. Select “JIRA” tab</text:p>
            <text:p>2. Click on “Magnifier” icon</text:p>
            <text:p>3. Check result 1</text:p>
            <text:p>4. Type-in text in to “Search:” field</text:p>
            <text:p>5. Click “Ok” button</text:p>
            <text:p>6. Check result 2</text:p>
          </table:table-cell>
          <table:table-cell table:style-name="ce25" office:value-type="string">
            <text:p>result 1 <text:span text:style-name="T3">“Search” window is open</text:span></text:p>
            <text:p><text:span text:style-name="T2">result 2 </text:span><text:span text:style-name="T3">“Search” window is closed.</text:span></text:p>
            <text:p><text:span text:style-name="T3">Browser window is open <text:s/>Applied </text:span><text:span text:style-name="T3">filter according to search criteria </text:span></text:p>
          </table:table-cell>
          <table:table-cell table:number-columns-repeated="2"/>
        </table:table-row>
        <table:table-row table:style-name="ro5">
          <table:table-cell office:value-type="string">
            <text:p>j.11 </text:p>
          </table:table-cell>
          <table:table-cell office:value-type="string">
            <text:p>Custom filter – apply</text:p>
          </table:table-cell>
          <table:table-cell table:number-columns-repeated="2"/>
          <table:table-cell office:value-type="string">
            <text:p>1. Select “JIRA” tab</text:p>
            <text:p>2. Uncheck “Use server filters” </text:p>
            <text:p>3. Click on “Funnel” icon</text:p>
            <text:p>4. Check result 1</text:p>
            <text:p>5. Select values from lists</text:p>
            <text:p>6. Click green “Check” icon</text:p>
            <text:p>7. Check result 2</text:p>
          </table:table-cell>
          <table:table-cell office:value-type="string">
            <text:p><text:span text:style-name="T2">result 1 </text:span><text:span text:style-name="T3">Custom filter window is </text:span><text:span text:style-name="T3">open. Values in lists are retrieved </text:span><text:span text:style-name="T3">from JIRA server accordingly to </text:span><text:span text:style-name="T3">user selection and are changed <text:s/></text:span><text:span text:style-name="T3">immediately</text:span></text:p>
            <text:p><text:span text:style-name="T2">result 2 </text:span><text:span text:style-name="T3">Custom filter window is </text:span><text:span text:style-name="T3">closed and filter is applied. List of </text:span><text:span text:style-name="T3">issues is displayed</text:span></text:p>
          </table:table-cell>
          <table:table-cell table:number-columns-repeated="2"/>
        </table:table-row>
        <table:table-row table:style-name="ro10">
          <table:table-cell office:value-type="string">
            <text:p>j.12</text:p>
          </table:table-cell>
          <table:table-cell office:value-type="string">
            <text:p>Custom filter – cancel</text:p>
          </table:table-cell>
          <table:table-cell table:number-columns-repeated="2"/>
          <table:table-cell office:value-type="string">
            <text:p>1. Select “JIRA” tab</text:p>
            <text:p>2. Uncheck “Use server filters” </text:p>
            <text:p>3. Click on “Funnel” icon</text:p>
            <text:p>4. Check result 1</text:p>
            <text:p>5. Click on “X” icon to close custom filter window</text:p>
            <text:p><text:span text:style-name="T3">6. Check result 1</text:span></text:p>
          </table:table-cell>
          <table:table-cell table:style-name="ce25" office:value-type="string">
            <text:p>result 1 <text:span text:style-name="T3">Custom filter window is </text:span><text:span text:style-name="T3">closed without applying filter </text:span></text:p>
          </table:table-cell>
          <table:table-cell table:number-columns-repeated="2"/>
        </table:table-row>
        <table:table-row table:style-name="ro6">
          <table:table-cell office:value-type="string">
            <text:p>j.13</text:p>
          </table:table-cell>
          <table:table-cell office:value-type="string">
            <text:p>View in browser</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View in browser”</text:p>
            <text:p>5. Check result 2</text:p>
          </table:table-cell>
          <table:table-cell table:style-name="ce25" office:value-type="string">
            <text:p>result 1<text:span text:style-name="T3"> Tooltip window is open </text:span></text:p>
            <text:p><text:span text:style-name="T2">result 2</text:span><text:span text:style-name="T3"> Selected issue is opened </text:span><text:span text:style-name="T3">in browser and tool tip window is </text:span><text:span text:style-name="T3">closed</text:span></text:p>
          </table:table-cell>
          <table:table-cell table:number-columns-repeated="2"/>
        </table:table-row>
        <table:table-row table:style-name="ro6">
          <table:table-cell office:value-type="string">
            <text:p>j.14</text:p>
          </table:table-cell>
          <table:table-cell office:value-type="string">
            <text:p>View in IDE</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View in IDE”</text:p>
            <text:p>5. Check result 2</text:p>
          </table:table-cell>
          <table:table-cell table:style-name="ce25" office:value-type="string">
            <text:p>result 1<text:span text:style-name="T3"> Tooltip window is open </text:span></text:p>
            <text:p><text:span text:style-name="T2">result 2</text:span><text:span text:style-name="T3"> Selected issue details are </text:span><text:span text:style-name="T3">displayed in IDE and tool tip </text:span><text:span text:style-name="T3">window is closed</text:span></text:p>
          </table:table-cell>
          <table:table-cell table:number-columns-repeated="2"/>
        </table:table-row>
        <table:table-row table:style-name="ro6">
          <table:table-cell office:value-type="string">
            <text:p>j.15</text:p>
          </table:table-cell>
          <table:table-cell office:value-type="string">
            <text:p>Edit in browser</text:p>
          </table:table-cell>
          <table:table-cell/>
          <table:table-cell office:value-type="string">
            <text:p>1. List of issues are displayed in JIRA tab window</text:p>
          </table:table-cell>
          <table:table-cell office:value-type="string">
            <text:p>1. Select “JIRA” tab</text:p>
            <text:p>2. Right click on selected issue</text:p>
            <text:p>3. Check result 1</text:p>
            <text:p>4. Select “Edit in browser”</text:p>
            <text:p>5. Check result 2</text:p>
          </table:table-cell>
          <table:table-cell table:style-name="ce25" office:value-type="string">
            <text:p>result 1<text:span text:style-name="T3"> Tooltip window is open </text:span></text:p>
            <text:p><text:span text:style-name="T2">result 2</text:span><text:span text:style-name="T3"> Selected issue is opened </text:span><text:span text:style-name="T3">in browser in edit mode and tool tip </text:span><text:span text:style-name="T3">window is closed</text:span></text:p>
          </table:table-cell>
          <table:table-cell table:number-columns-repeated="2"/>
        </table:table-row>
        <table:table-row table:style-name="ro10">
          <table:table-cell office:value-type="string">
            <text:p>j.16</text:p>
          </table:table-cell>
          <table:table-cell office:value-type="string">
            <text:p>Add comment – comment</text:p>
          </table:table-cell>
          <table:table-cell/>
          <table:table-cell office:value-type="string">
            <text:p>1. List of issues are displayed in JIRA tab window</text:p>
          </table:table-cell>
          <table:table-cell office:value-type="string">
            <text:p>1. Select “JIRA” tab</text:p>
            <text:p>2. Right click on selected issue</text:p>
            <text:p>3. Select “Add comment”</text:p>
            <text:p><text:span text:style-name="T1">4. Check result 1</text:span></text:p>
            <text:p>5. Type-in some comment text </text:p>
            <text:p>6. Click “Comment”</text:p>
            <text:p>5. Check result 2</text:p>
          </table:table-cell>
          <table:table-cell table:style-name="ce25" office:value-type="string">
            <text:p>result 1<text:span text:style-name="T3"> “Add comments ....” </text:span><text:span text:style-name="T3">window is open </text:span></text:p>
            <text:p><text:span text:style-name="T2">result 2</text:span><text:span text:style-name="T3"> “Add comment..” window is </text:span><text:span text:style-name="T3">closed and comment is added to </text:span><text:span text:style-name="T3">selected issue</text:span></text:p>
          </table:table-cell>
          <table:table-cell table:number-columns-repeated="2"/>
        </table:table-row>
        <table:table-row table:style-name="ro5">
          <table:table-cell office:value-type="string">
            <text:p>j.17</text:p>
          </table:table-cell>
          <table:table-cell office:value-type="string">
            <text:p>Add comment – cancel</text:p>
          </table:table-cell>
          <table:table-cell/>
          <table:table-cell office:value-type="string">
            <text:p>1. List of issues are displayed in JIRA tab window</text:p>
          </table:table-cell>
          <table:table-cell office:value-type="string">
            <text:p>1. Select “JIRA” tab</text:p>
            <text:p>2. Right click on selected issue</text:p>
            <text:p>3. Select “Add comment”</text:p>
            <text:p><text:span text:style-name="T1">4. Check result 1</text:span></text:p>
            <text:p>5. Type-in some comment text </text:p>
            <text:p>6. Click “Cancel”</text:p>
            <text:p>7. Check result 2</text:p>
            <text:p/>
          </table:table-cell>
          <table:table-cell table:style-name="ce25" office:value-type="string">
            <text:p>result 1<text:span text:style-name="T3"> “Add comments ....” </text:span><text:span text:style-name="T3">window is open </text:span></text:p>
            <text:p><text:span text:style-name="T2">result 2</text:span><text:span text:style-name="T3"> “Add comment..” window is </text:span><text:span text:style-name="T3">closed no comment is added to </text:span><text:span text:style-name="T3">JIRA issue</text:span></text:p>
          </table:table-cell>
          <table:table-cell table:number-columns-repeated="2"/>
        </table:table-row>
        <table:table-row table:style-name="ro9">
          <table:table-cell office:value-type="string">
            <text:p>j.18</text:p>
          </table:table-cell>
          <table:table-cell office:value-type="string">
            <text:p>Create change list – create – active</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Check “Make this changelist </text:span><text:span text:style-name="T1">active”</text:span></text:p>
            <text:p><text:span text:style-name="T1">6. Click “Create” button</text:span></text:p>
            <text:p>7. Check result 2 </text:p>
            <text:p/>
          </table:table-cell>
          <table:table-cell table:style-name="ce25" office:value-type="string">
            <text:p>result 1<text:span text:style-name="T3"> “Create change list for...” </text:span><text:span text:style-name="T3">window is open. Field Name and </text:span><text:span text:style-name="T3">comment are filled-in accordingly to </text:span><text:span text:style-name="T3">ISSUE number and summary</text:span></text:p>
            <text:p><text:span text:style-name="T2">result 2</text:span><text:span text:style-name="T3"> “Create changelist <text:s/>for..” </text:span><text:span text:style-name="T3">window is closed. Change list is </text:span><text:span text:style-name="T3">created with files that are currently </text:span><text:span text:style-name="T3">changed in given project</text:span></text:p>
          </table:table-cell>
          <table:table-cell table:number-columns-repeated="2"/>
        </table:table-row>
        <table:table-row table:style-name="ro4">
          <table:table-cell office:value-type="string">
            <text:p>j.18</text:p>
          </table:table-cell>
          <table:table-cell office:value-type="string">
            <text:p>Create change list – cancel</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Check “Make this changelist </text:span><text:span text:style-name="T1">active”</text:span></text:p>
            <text:p><text:span text:style-name="T1">6. Click “Cancel” button</text:span></text:p>
            <text:p>7. Check result 2 </text:p>
            <text:p/>
          </table:table-cell>
          <table:table-cell table:style-name="ce25" office:value-type="string">
            <text:p>result 1<text:span text:style-name="T3"> “Create change list for...” </text:span><text:span text:style-name="T3">window is open. Field Name and </text:span><text:span text:style-name="T3">comment are filled-in accordingly to </text:span><text:span text:style-name="T3">ISSUE number and summary</text:span></text:p>
            <text:p><text:span text:style-name="T2">result 2</text:span><text:span text:style-name="T3"> “Create Changelist for..” </text:span><text:span text:style-name="T3">window is closed and nothing more </text:span><text:span text:style-name="T3">happens</text:span></text:p>
          </table:table-cell>
          <table:table-cell table:number-columns-repeated="2"/>
        </table:table-row>
        <table:table-row table:style-name="ro9">
          <table:table-cell office:value-type="string">
            <text:p>j.19</text:p>
          </table:table-cell>
          <table:table-cell office:value-type="string">
            <text:p>Create change list – create – nonactive</text:p>
          </table:table-cell>
          <table:table-cell/>
          <table:table-cell office:value-type="string">
            <text:p>1. List of issues are displayed in JIRA tab window</text:p>
          </table:table-cell>
          <table:table-cell office:value-type="string">
            <text:p>1. Select “JIRA” tab</text:p>
            <text:p>2. Right click on selected issue</text:p>
            <text:p>3. Select “Create change list”</text:p>
            <text:p><text:span text:style-name="T1">4. Check result 1</text:span></text:p>
            <text:p><text:span text:style-name="T1">5. Uncheck “Make this changelist </text:span><text:span text:style-name="T1">active”</text:span></text:p>
            <text:p><text:span text:style-name="T1">6. Click “Create” button</text:span></text:p>
            <text:p>7. Check result 2 </text:p>
            <text:p/>
          </table:table-cell>
          <table:table-cell table:style-name="ce25" office:value-type="string">
            <text:p>result 1<text:span text:style-name="T3"> “Create change list for...” </text:span><text:span text:style-name="T3">window is open. Field Name and </text:span><text:span text:style-name="T3">comment are filled-in accordingly to </text:span><text:span text:style-name="T3">ISSUE number and summary</text:span></text:p>
            <text:p><text:span text:style-name="T2">result 2</text:span><text:span text:style-name="T3"> “Create changelist <text:s/>for..” </text:span><text:span text:style-name="T3">window is closed. Change list is </text:span><text:span text:style-name="T3">created with files that are currently </text:span><text:span text:style-name="T3">changed in given project. Change </text:span><text:span text:style-name="T3">list is not active</text:span></text:p>
          </table:table-cell>
          <table:table-cell table:number-columns-repeated="2"/>
        </table:table-row>
        <table:table-row table:style-name="ro6">
          <table:table-cell office:value-type="string">
            <text:p>j.20</text:p>
          </table:table-cell>
          <table:table-cell office:value-type="string">
            <text:p>Assign Issue to Myself</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Myself”</text:p>
            <text:p><text:span text:style-name="T1">4. Check result 1</text:span></text:p>
            <text:p><text:span text:style-name="T1"/></text:p>
          </table:table-cell>
          <table:table-cell table:style-name="ce25" office:value-type="string">
            <text:p>result 1 <text:span text:style-name="T3">Tooltip window is close </text:span><text:span text:style-name="T3">and issue is assigned to myself</text:span></text:p>
          </table:table-cell>
          <table:table-cell table:number-columns-repeated="2"/>
        </table:table-row>
        <table:table-row table:style-name="ro5">
          <table:table-cell office:value-type="string">
            <text:p>j.21</text:p>
          </table:table-cell>
          <table:table-cell office:value-type="string">
            <text:p>Assign Issue to User</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User”</text:p>
            <text:p><text:span text:style-name="T1">4. Check result 1</text:span></text:p>
            <text:p><text:span text:style-name="T1">5. Type-in User Name</text:span></text:p>
            <text:p><text:span text:style-name="T1">6. Click OK</text:span></text:p>
            <text:p><text:span text:style-name="T1">7. Check result 2</text:span></text:p>
            <text:p><text:span text:style-name="T1"/></text:p>
          </table:table-cell>
          <table:table-cell table:style-name="ce25" office:value-type="string">
            <text:p>result 1 <text:span text:style-name="T3">“New Assignee for ...” </text:span><text:span text:style-name="T3">window is open</text:span></text:p>
            <text:p><text:span text:style-name="T2">result 2 </text:span><text:span text:style-name="T3">“New assignee for ...” </text:span><text:span text:style-name="T3">window is closed and issue is </text:span><text:span text:style-name="T3">assigned to selected user</text:span></text:p>
          </table:table-cell>
          <table:table-cell table:number-columns-repeated="2"/>
        </table:table-row>
        <table:table-row table:style-name="ro5">
          <table:table-cell office:value-type="string">
            <text:p>j.22</text:p>
          </table:table-cell>
          <table:table-cell office:value-type="string">
            <text:p>Assign Issue to User – wrong user name</text:p>
          </table:table-cell>
          <table:table-cell/>
          <table:table-cell office:value-type="string">
            <text:p>1. List of issues are displayed in JIRA tab window</text:p>
          </table:table-cell>
          <table:table-cell office:value-type="string">
            <text:p>1. Select “JIRA” tab</text:p>
            <text:p>2. Right click on selected issue</text:p>
            <text:p>3. Select “Assign Issue to User”</text:p>
            <text:p><text:span text:style-name="T1">4. Check result 1</text:span></text:p>
            <text:p><text:span text:style-name="T1">5. Type-in User Name</text:span></text:p>
            <text:p><text:span text:style-name="T1">6. Click OK</text:span></text:p>
            <text:p><text:span text:style-name="T1">7. Check result 2</text:span></text:p>
            <text:p><text:span text:style-name="T1"/></text:p>
          </table:table-cell>
          <table:table-cell table:style-name="ce25" office:value-type="string">
            <text:p>result 1 <text:span text:style-name="T3">“New Assignee for ...” </text:span><text:span text:style-name="T3">window is open</text:span></text:p>
            <text:p><text:span text:style-name="T2">result 2 </text:span><text:span text:style-name="T3">“New assignee for ...” </text:span><text:span text:style-name="T3">window is closed and no change to </text:span><text:span text:style-name="T3">issue is made. Red alert message </text:span><text:span text:style-name="T3">is shown in bottom message </text:span><text:span text:style-name="T3">window</text:span></text:p>
          </table:table-cell>
          <table:table-cell table:number-columns-repeated="2"/>
        </table:table-row>
        <table:table-row table:style-name="ro8">
          <table:table-cell office:value-type="string">
            <text:p>j.23</text:p>
          </table:table-cell>
          <table:table-cell office:value-type="string">
            <text:p>Issue actions</text:p>
          </table:table-cell>
          <table:table-cell/>
          <table:table-cell office:value-type="string">
            <text:p>1. List of issues are displayed in JIRA tab window</text:p>
          </table:table-cell>
          <table:table-cell office:value-type="string">
            <text:p>1. Select “JIRA” tab</text:p>
            <text:p>2. Right click on selected issue</text:p>
            <text:p>3. Select “Issue Actions”</text:p>
            <text:p><text:span text:style-name="T1">4. Check result 1</text:span></text:p>
            <text:p><text:span text:style-name="T1"/></text:p>
            <text:p><text:span text:style-name="T1"/></text:p>
          </table:table-cell>
          <table:table-cell table:style-name="ce25" office:value-type="string">
            <text:p>result 1<text:span text:style-name="T3"> Only actions that are valid </text:span><text:span text:style-name="T3">to this issue are displayed</text:span></text:p>
          </table:table-cell>
          <table:table-cell table:number-columns-repeated="2"/>
        </table:table-row>
        <table:table-row table:style-name="ro8">
          <table:table-cell office:value-type="string">
            <text:p>j.24</text:p>
          </table:table-cell>
          <table:table-cell office:value-type="string">
            <text:p>Issue actions – select</text:p>
          </table:table-cell>
          <table:table-cell/>
          <table:table-cell office:value-type="string">
            <text:p>1. List of issues are displayed in JIRA tab window</text:p>
          </table:table-cell>
          <table:table-cell office:value-type="string">
            <text:p>1. Select “JIRA” tab</text:p>
            <text:p>2. Right click on selected issue</text:p>
            <text:p>3. Select “Issue Actions”</text:p>
            <text:p><text:span text:style-name="T1">4. Check result 1</text:span></text:p>
            <text:p><text:span text:style-name="T1">5. Select one action</text:span></text:p>
            <text:p><text:span text:style-name="T1">6. Check result 2</text:span></text:p>
          </table:table-cell>
          <table:table-cell table:style-name="ce25" office:value-type="string">
            <text:p>result 1<text:span text:style-name="T3"> Only actions that are valid </text:span><text:span text:style-name="T3">to this issue are displayed</text:span></text:p>
            <text:p><text:span text:style-name="T2">result 2 </text:span><text:span text:style-name="T3">Issue state is changed to </text:span><text:span text:style-name="T3">selected state and tooltip window is </text:span><text:span text:style-name="T3">closed</text:span></text:p>
          </table:table-cell>
          <table:table-cell table:number-columns-repeated="2"/>
        </table:table-row>
        <table:table-row table:style-name="ro2" table:number-rows-repeated="65509">
          <table:table-cell table:number-columns-repeated="8"/>
        </table:table-row>
        <table:table-row table:style-name="ro2">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non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number:currency-symbol>
      <number:number number:decimal-places="2" number:min-integer-digits="1" number:grouping="true"/>
    </number:currency-style>
    <number:currency-style style:name="N106">
      <style:text-properties fo:color="#ff0000"/>
      <number:text>-</number:text>
      <number:currency-symbol>$</number:currency-symbol>
      <number:number number:decimal-places="2" number:min-integer-digits="1" number:grouping="true"/>
      <style:map style:condition="value()&gt;=0" style:apply-style-name="N106P0"/>
    </number:currency-style>
    <number:currency-style style:name="N107P0" style:volatile="true">
      <number:currency-symbol/>
      <number:number number:decimal-places="0" number:min-integer-digits="1" number:grouping="true"/>
      <number:text> </number:text>
    </number:currency-style>
    <number:currency-style style:name="N107">
      <number:text>(</number:text>
      <number:currency-symbol/>
      <number:number number:decimal-places="0" number:min-integer-digits="1" number:grouping="true"/>
      <number:text>)</number:text>
      <style:map style:condition="value()&gt;=0" style:apply-style-name="N107P0"/>
    </number:currency-style>
    <number:currency-style style:name="N108P0" style:volatile="true">
      <number:currency-symbol/>
      <number:number number:decimal-places="0" number:min-integer-digits="1" number:grouping="true"/>
      <number:text> </number:text>
    </number:currency-style>
    <number:currency-style style:name="N108">
      <style:text-properties fo:color="#ff0000"/>
      <number:text>(</number:text>
      <number:currency-symbol/>
      <number:number number:decimal-places="0" number:min-integer-digits="1" number:grouping="true"/>
      <number:text>)</number:text>
      <style:map style:condition="value()&gt;=0" style:apply-style-name="N108P0"/>
    </number:currency-style>
    <number:currency-style style:name="N109P0" style:volatile="true">
      <number:currency-symbol/>
      <number:number number:decimal-places="2" number:min-integer-digits="1" number:grouping="true"/>
      <number:text> </number:text>
    </number:currency-style>
    <number:currency-style style:name="N109">
      <number:text>(</number:text>
      <number:currency-symbol/>
      <number:number number:decimal-places="2" number:min-integer-digits="1" number:grouping="true"/>
      <number:text>)</number:text>
      <style:map style:condition="value()&gt;=0" style:apply-style-name="N109P0"/>
    </number:currency-style>
    <number:currency-style style:name="N110P0" style:volatile="true">
      <number:currency-symbol/>
      <number:number number:decimal-places="2" number:min-integer-digits="1" number:grouping="true"/>
      <number:text> </number:text>
    </number:currency-style>
    <number:currency-style style:name="N110">
      <style:text-properties fo:color="#ff0000"/>
      <number:text>(</number:text>
      <number:currency-symbol/>
      <number:number number:decimal-places="2" number:min-integer-digits="1" number:grouping="true"/>
      <number:text>)</number:text>
      <style:map style:condition="value()&gt;=0" style:apply-style-name="N110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5P0" style:volatile="true">
      <number:text> </number:text>
      <number:number number:decimal-places="0" number:min-integer-digits="1" number:grouping="true"/>
      <number:text> </number:text>
    </number:number-style>
    <number:number-style style:name="N115P1" style:volatile="true">
      <number:text> (</number:text>
      <number:number number:decimal-places="0" number:min-integer-digits="1" number:grouping="true"/>
      <number:text>)</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currency-style style:name="N116P0" style:volatile="true">
      <number:text> </number:text>
      <number:currency-symbol/>
      <number:number number:decimal-places="0" number:min-integer-digits="1" number:grouping="true"/>
      <number:text> </number:text>
    </number:currency-style>
    <number:currency-style style:name="N116P1" style:volatile="true">
      <number:text> </number:text>
      <number:currency-symbol/>
      <number:text>(</number:text>
      <number:number number:decimal-places="0" number:min-integer-digits="1" number:grouping="true"/>
      <number:text>)</number:text>
    </number:currency-style>
    <number:currency-style style:name="N116P2" style:volatile="true">
      <number:text> </number:text>
      <number:currency-symbol/>
      <number:text>- </number:text>
    </number:currency-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currency-style style:name="N118P0" style:volatile="true">
      <number:text> </number:text>
      <number:currency-symbol/>
      <number:number number:decimal-places="2" number:min-integer-digits="1" number:grouping="true"/>
      <number:text> </number:text>
    </number:currency-style>
    <number:currency-style style:name="N118P1" style:volatile="true">
      <number:text> </number:text>
      <number:currency-symbol/>
      <number:text>(</number:text>
      <number:number number:decimal-places="2" number:min-integer-digits="1" number:grouping="true"/>
      <number:text>)</number:text>
    </number:currency-style>
    <number:currency-style style:name="N118P2" style:volatile="true">
      <number:text> </number:text>
      <number:currency-symbol/>
      <number:text>-</number:text>
      <number:number number:decimal-places="0" number:min-integer-digits="0"/>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integer-digits="3" number:min-exponent-digits="1"/>
    </number:number-style>
    <number:date-style style:name="N10106" number:language="en">
      <number:day number:style="long"/>
      <number:text>-</number:text>
      <number:month number:textual="true"/>
      <number:text>-</number:text>
      <number:year/>
    </number:date-style>
    <number:date-style style:name="N10107" number:language="en">
      <number:day number:style="long"/>
      <number:text>-</number:text>
      <number:month number:textual="true"/>
    </number:date-style>
    <number:date-style style:name="N10108" number:language="en">
      <number:month number:textual="true"/>
      <number:text>-</number:text>
      <number:year/>
    </number:date-style>
    <number:time-style style:name="N10109" number:language="en">
      <number:hours/>
      <number:text>:</number:text>
      <number:minutes number:style="long"/>
      <number:text> </number:text>
      <number:am-pm/>
    </number:time-style>
    <number:time-style style:name="N10110" number:language="en">
      <number:hours/>
      <number:text>:</number:text>
      <number:minutes number:style="long"/>
      <number:text>:</number:text>
      <number:seconds number:style="long"/>
      <number:text> </number:text>
      <number:am-pm/>
    </number:time-style>
    <number:date-style style:name="N1011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in" fo:margin-bottom="0in" fo:margin-left="0.748in" fo:margin-right="0.748in" style:first-page-number="continue" style:scale-to="100%" style:writing-mode="lr-tb" style:print="annotations charts drawings objects zero-values"/>
      <style:header-style>
        <style:header-footer-properties fo:min-height="0.2957in" fo:margin-left="0in" fo:margin-right="0in" fo:margin-bottom="1.528in"/>
      </style:header-style>
      <style:footer-style>
        <style:header-footer-properties fo:min-height="0.2957in" fo:margin-left="0in" fo:margin-right="0in" fo:margin-top="1.528in"/>
      </style:footer-style>
    </style:page-layout>
    <style:style style:name="T1"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30">06/30/2008</text:date>, <text:time>10:35:13</text:time></text:p>
        </style:region-right>
      </style:header>
      <style:header-left style:display="false"/>
      <style:footer>
        <text:p>Page <text:page-number>1</text:page-number> / <text:page-count>99</text:page-count></text:p>
      </style:footer>
      <style:footer-left style:display="false"/>
    </style:master-page>
    <style:master-page style:name="PageStyle_5f_Configuration" style:display-name="PageStyle_Configuration" style:page-layout-name="pm3">
      <style:header>
        <text:p><text:span text:style-name="T1">TAB]</text:span></text:p>
      </style:header>
      <style:header-left style:display="false">
        <text:p><text:span text:style-name="T1">TAB]</text:span></text:p>
      </style:header-left>
      <style:footer>
        <text:p><text:span text:style-name="T1">Page PAGE]</text:span></text:p>
      </style:footer>
      <style:footer-left style:display="false">
        <text:p><text:span text:style-name="T1">Page PAGE]</text:span></text:p>
      </style:footer-left>
    </style:master-page>
    <style:master-page style:name="PageStyle_5f_Bamboo" style:display-name="PageStyle_Bamboo"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6-24T15:45:55</meta:creation-date>
    <dc:date>2008-06-30T10:34:38</dc:date>
    <dc:language>en</dc:language>
    <meta:editing-cycles>34</meta:editing-cycles>
    <meta:editing-duration>P5DT18H48M43S</meta:editing-duration>
    <meta:user-defined meta:name="Info 1"/>
    <meta:user-defined meta:name="Info 2"/>
    <meta:user-defined meta:name="Info 3"/>
    <meta:user-defined meta:name="Info 4"/>
    <meta:document-statistic meta:table-count="4" meta:cell-count="474"/>
  </office:meta>
</office:document-meta>
</file>